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0.349cm" table:align="left"/>
    </style:style>
    <style:style style:name="Table1.A" style:family="table-column">
      <style:table-column-properties style:column-width="2.069cm"/>
    </style:style>
    <style:style style:name="Table1.B" style:family="table-column">
      <style:table-column-properties style:column-width="8.28cm"/>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4.801cm"/>
    </style:style>
    <style:style style:name="Table2.B" style:family="table-column">
      <style:table-column-properties style:column-width="12.199cm"/>
    </style:style>
    <style:style style:name="Table2.A1" style:family="table-cell">
      <style:table-cell-properties style:vertical-align="middle" fo:padding="0.049cm" fo:border="none"/>
    </style:style>
    <style:style style:name="Table3" style:family="table">
      <style:table-properties style:width="17cm" table:align="left"/>
    </style:style>
    <style:style style:name="Table3.A" style:family="table-column">
      <style:table-column-properties style:column-width="5.881cm"/>
    </style:style>
    <style:style style:name="Table3.B" style:family="table-column">
      <style:table-column-properties style:column-width="11.12cm"/>
    </style:style>
    <style:style style:name="Table3.A1" style:family="table-cell">
      <style:table-cell-properties style:vertical-align="middle" fo:padding="0.049cm" fo:border="none"/>
    </style:style>
    <style:style style:name="P1" style:family="paragraph" style:parent-style-name="Standard" style:list-style-name="L2">
      <style:text-properties officeooo:paragraph-rsid="00038ff2"/>
    </style:style>
    <style:style style:name="P2" style:family="paragraph" style:parent-style-name="Standard" style:list-style-name="L6">
      <style:text-properties fo:font-weight="bold" officeooo:paragraph-rsid="003f984a" style:font-weight-asian="bold" style:font-weight-complex="bold"/>
    </style:style>
    <style:style style:name="P3" style:family="paragraph" style:parent-style-name="Standard" style:list-style-name="L2">
      <style:text-properties fo:font-weight="normal" officeooo:paragraph-rsid="00038ff2" style:font-weight-asian="normal" style:font-weight-complex="normal"/>
    </style:style>
    <style:style style:name="P4" style:family="paragraph" style:parent-style-name="Standard" style:list-style-name="L3">
      <style:text-properties fo:font-weight="normal" officeooo:paragraph-rsid="00038ff2" style:font-weight-asian="normal" style:font-weight-complex="normal"/>
    </style:style>
    <style:style style:name="P5" style:family="paragraph" style:parent-style-name="Standard" style:list-style-name="L4">
      <style:text-properties fo:font-weight="normal" officeooo:paragraph-rsid="00038ff2" style:font-weight-asian="normal" style:font-weight-complex="normal"/>
    </style:style>
    <style:style style:name="P6" style:family="paragraph" style:parent-style-name="Standard" style:list-style-name="L7">
      <style:text-properties fo:font-weight="normal" officeooo:paragraph-rsid="003f984a" style:font-weight-asian="normal" style:font-weight-complex="normal"/>
    </style:style>
    <style:style style:name="P7" style:family="paragraph" style:parent-style-name="Standard" style:list-style-name="L8">
      <style:text-properties fo:font-weight="normal" officeooo:paragraph-rsid="003f984a" style:font-weight-asian="normal" style:font-weight-complex="normal"/>
    </style:style>
    <style:style style:name="P8" style:family="paragraph" style:parent-style-name="Standard" style:list-style-name="L9">
      <style:text-properties fo:font-weight="normal" officeooo:paragraph-rsid="00ae3a89" style:font-weight-asian="normal" style:font-weight-complex="normal"/>
    </style:style>
    <style:style style:name="P9" style:family="paragraph" style:parent-style-name="Standard" style:list-style-name="L10">
      <style:text-properties fo:font-weight="normal" officeooo:paragraph-rsid="00e57b9d" style:font-weight-asian="normal" style:font-weight-complex="normal"/>
    </style:style>
    <style:style style:name="P10" style:family="paragraph" style:parent-style-name="Standard" style:list-style-name="L4">
      <style:text-properties officeooo:paragraph-rsid="00038ff2"/>
    </style:style>
    <style:style style:name="P11" style:family="paragraph" style:parent-style-name="Text_20_body" style:list-style-name="L2"/>
    <style:style style:name="P12" style:family="paragraph" style:parent-style-name="Text_20_body" style:list-style-name="L2">
      <style:text-properties officeooo:paragraph-rsid="00038ff2"/>
    </style:style>
    <style:style style:name="P13" style:family="paragraph" style:parent-style-name="Text_20_body">
      <style:text-properties fo:font-weight="normal" officeooo:paragraph-rsid="00038ff2" style:font-weight-asian="normal" style:font-weight-complex="normal"/>
    </style:style>
    <style:style style:name="P14" style:family="paragraph" style:parent-style-name="Text_20_body" style:list-style-name="L3">
      <style:text-properties fo:font-weight="normal" officeooo:paragraph-rsid="00038ff2" style:font-weight-asian="normal" style:font-weight-complex="normal"/>
    </style:style>
    <style:style style:name="P15" style:family="paragraph" style:parent-style-name="Text_20_body" style:list-style-name="L4">
      <style:text-properties fo:font-weight="normal" officeooo:paragraph-rsid="00038ff2" style:font-weight-asian="normal" style:font-weight-complex="normal"/>
    </style:style>
    <style:style style:name="P16" style:family="paragraph" style:parent-style-name="Text_20_body" style:list-style-name="L4">
      <style:text-properties fo:font-weight="normal" officeooo:paragraph-rsid="003f984a" style:font-weight-asian="normal" style:font-weight-complex="normal"/>
    </style:style>
    <style:style style:name="P17" style:family="paragraph" style:parent-style-name="Text_20_body" style:list-style-name="L6">
      <style:text-properties fo:font-weight="normal" officeooo:paragraph-rsid="003f984a" style:font-weight-asian="normal" style:font-weight-complex="normal"/>
    </style:style>
    <style:style style:name="P18" style:family="paragraph" style:parent-style-name="Text_20_body" style:list-style-name="L8">
      <style:text-properties fo:font-weight="normal" officeooo:paragraph-rsid="003f984a" style:font-weight-asian="normal" style:font-weight-complex="normal"/>
    </style:style>
    <style:style style:name="P19" style:family="paragraph" style:parent-style-name="Text_20_body" style:list-style-name="L9">
      <style:text-properties fo:font-weight="normal" officeooo:paragraph-rsid="009e359c" style:font-weight-asian="normal" style:font-weight-complex="normal"/>
    </style:style>
    <style:style style:name="P20" style:family="paragraph" style:parent-style-name="Text_20_body" style:list-style-name="L9">
      <style:text-properties fo:font-weight="normal" officeooo:paragraph-rsid="00ae3a89" style:font-weight-asian="normal" style:font-weight-complex="normal"/>
    </style:style>
    <style:style style:name="P21" style:family="paragraph" style:parent-style-name="Text_20_body" style:list-style-name="L9">
      <style:text-properties fo:font-weight="normal" officeooo:paragraph-rsid="00df8d6b" style:font-weight-asian="normal" style:font-weight-complex="normal"/>
    </style:style>
    <style:style style:name="P22" style:family="paragraph" style:parent-style-name="Text_20_body" style:list-style-name="L9">
      <style:text-properties fo:font-weight="normal" officeooo:paragraph-rsid="00e57b9d" style:font-weight-asian="normal" style:font-weight-complex="normal"/>
    </style:style>
    <style:style style:name="P23" style:family="paragraph" style:parent-style-name="Text_20_body" style:list-style-name="L10">
      <style:text-properties fo:font-weight="normal" officeooo:paragraph-rsid="00e57b9d" style:font-weight-asian="normal" style:font-weight-complex="normal"/>
    </style:style>
    <style:style style:name="P24" style:family="paragraph" style:parent-style-name="Text_20_body" style:list-style-name="L4">
      <style:text-properties fo:font-weight="bold" officeooo:paragraph-rsid="003f984a" style:font-weight-asian="bold" style:font-weight-complex="bold"/>
    </style:style>
    <style:style style:name="P25" style:family="paragraph" style:parent-style-name="Text_20_body">
      <style:text-properties fo:font-weight="bold" officeooo:paragraph-rsid="003f984a" style:font-weight-asian="bold" style:font-weight-complex="bold"/>
    </style:style>
    <style:style style:name="P26" style:family="paragraph" style:parent-style-name="Text_20_body" style:list-style-name="L9">
      <style:text-properties fo:font-weight="bold" officeooo:paragraph-rsid="009e359c" style:font-weight-asian="bold" style:font-weight-complex="bold"/>
    </style:style>
    <style:style style:name="P27" style:family="paragraph" style:parent-style-name="Text_20_body" style:list-style-name="L9">
      <style:text-properties fo:font-weight="bold" officeooo:paragraph-rsid="00ae3a89" style:font-weight-asian="bold" style:font-weight-complex="bold"/>
    </style:style>
    <style:style style:name="P28" style:family="paragraph" style:parent-style-name="Text_20_body">
      <style:text-properties fo:font-weight="bold" officeooo:paragraph-rsid="00e57b9d" style:font-weight-asian="bold" style:font-weight-complex="bold"/>
    </style:style>
    <style:style style:name="P29" style:family="paragraph" style:parent-style-name="Text_20_body" style:list-style-name="L10">
      <style:text-properties fo:font-weight="bold" officeooo:paragraph-rsid="00e57b9d" style:font-weight-asian="bold" style:font-weight-complex="bold"/>
    </style:style>
    <style:style style:name="P30" style:family="paragraph" style:parent-style-name="Text_20_body" style:list-style-name="L4">
      <style:text-properties officeooo:paragraph-rsid="00038ff2"/>
    </style:style>
    <style:style style:name="P31" style:family="paragraph" style:parent-style-name="Text_20_body" style:list-style-name="L4">
      <style:text-properties officeooo:paragraph-rsid="003f984a"/>
    </style:style>
    <style:style style:name="P32" style:family="paragraph" style:parent-style-name="Text_20_body">
      <style:text-properties officeooo:paragraph-rsid="003f984a"/>
    </style:style>
    <style:style style:name="P33" style:family="paragraph" style:parent-style-name="Text_20_body" style:list-style-name="L6">
      <style:text-properties officeooo:paragraph-rsid="003f984a"/>
    </style:style>
    <style:style style:name="P34" style:family="paragraph" style:parent-style-name="Text_20_body">
      <style:text-properties officeooo:paragraph-rsid="009de62d"/>
    </style:style>
    <style:style style:name="P35" style:family="paragraph" style:parent-style-name="Text_20_body" style:list-style-name="L9">
      <style:text-properties officeooo:paragraph-rsid="009e359c"/>
    </style:style>
    <style:style style:name="P36" style:family="paragraph" style:parent-style-name="Heading_20_1">
      <style:text-properties fo:font-weight="normal" officeooo:paragraph-rsid="00038ff2" style:font-weight-asian="normal" style:font-weight-complex="normal"/>
    </style:style>
    <style:style style:name="P37" style:family="paragraph" style:parent-style-name="Heading_20_1">
      <style:text-properties fo:font-weight="bold" officeooo:paragraph-rsid="003f984a" style:font-weight-asian="bold" style:font-weight-complex="bold"/>
    </style:style>
    <style:style style:name="P38" style:family="paragraph" style:parent-style-name="Heading_20_1" style:list-style-name="L8">
      <style:text-properties fo:font-weight="bold" officeooo:paragraph-rsid="003f984a" style:font-weight-asian="bold" style:font-weight-complex="bold"/>
    </style:style>
    <style:style style:name="P39" style:family="paragraph" style:parent-style-name="Heading_20_1" style:list-style-name="L9">
      <style:text-properties fo:font-weight="bold" officeooo:paragraph-rsid="00ae3a89" style:font-weight-asian="bold" style:font-weight-complex="bold"/>
    </style:style>
    <style:style style:name="P40" style:family="paragraph" style:parent-style-name="Heading_20_1">
      <style:text-properties fo:font-weight="bold" officeooo:paragraph-rsid="00e57b9d" style:font-weight-asian="bold" style:font-weight-complex="bold"/>
    </style:style>
    <style:style style:name="P41" style:family="paragraph" style:parent-style-name="Preformatted_20_Text">
      <style:text-properties fo:font-weight="bold" style:font-weight-asian="bold" style:font-weight-complex="bold"/>
    </style:style>
    <style:style style:name="P42" style:family="paragraph" style:parent-style-name="Preformatted_20_Text" style:list-style-name="L2">
      <style:text-properties fo:font-weight="bold" officeooo:paragraph-rsid="00038ff2" style:font-weight-asian="bold" style:font-weight-complex="bold"/>
    </style:style>
    <style:style style:name="P43" style:family="paragraph" style:parent-style-name="Preformatted_20_Text" style:list-style-name="L3">
      <style:text-properties fo:font-weight="bold" officeooo:paragraph-rsid="00038ff2" style:font-weight-asian="bold" style:font-weight-complex="bold"/>
    </style:style>
    <style:style style:name="P44" style:family="paragraph" style:parent-style-name="Preformatted_20_Text" style:list-style-name="L4">
      <style:text-properties fo:font-weight="bold" officeooo:paragraph-rsid="00038ff2" style:font-weight-asian="bold" style:font-weight-complex="bold"/>
    </style:style>
    <style:style style:name="P45" style:family="paragraph" style:parent-style-name="Preformatted_20_Text" style:list-style-name="L4">
      <style:text-properties fo:font-weight="bold" officeooo:paragraph-rsid="003f984a" style:font-weight-asian="bold" style:font-weight-complex="bold"/>
    </style:style>
    <style:style style:name="P46" style:family="paragraph" style:parent-style-name="Preformatted_20_Text" style:list-style-name="L6">
      <style:text-properties fo:font-weight="bold" officeooo:paragraph-rsid="003f984a" style:font-weight-asian="bold" style:font-weight-complex="bold"/>
    </style:style>
    <style:style style:name="P47" style:family="paragraph" style:parent-style-name="Preformatted_20_Text">
      <style:text-properties fo:font-weight="bold" officeooo:paragraph-rsid="003f984a" style:font-weight-asian="bold" style:font-weight-complex="bold"/>
    </style:style>
    <style:style style:name="P48" style:family="paragraph" style:parent-style-name="Preformatted_20_Text" style:list-style-name="L7">
      <style:text-properties fo:font-weight="bold" officeooo:paragraph-rsid="003f984a" style:font-weight-asian="bold" style:font-weight-complex="bold"/>
    </style:style>
    <style:style style:name="P49" style:family="paragraph" style:parent-style-name="Preformatted_20_Text" style:list-style-name="L8">
      <style:text-properties fo:font-weight="bold" officeooo:paragraph-rsid="003f984a" style:font-weight-asian="bold" style:font-weight-complex="bold"/>
    </style:style>
    <style:style style:name="P50" style:family="paragraph" style:parent-style-name="Preformatted_20_Text" style:list-style-name="L8">
      <style:text-properties fo:font-weight="bold" officeooo:rsid="009b7082" officeooo:paragraph-rsid="009b7082" style:font-weight-asian="bold" style:font-weight-complex="bold"/>
    </style:style>
    <style:style style:name="P51" style:family="paragraph" style:parent-style-name="Preformatted_20_Text" style:list-style-name="L8">
      <style:text-properties fo:font-weight="bold" officeooo:rsid="009b8dd7" officeooo:paragraph-rsid="009b8dd7" style:font-weight-asian="bold" style:font-weight-complex="bold"/>
    </style:style>
    <style:style style:name="P52" style:family="paragraph" style:parent-style-name="Preformatted_20_Text" style:list-style-name="L8">
      <style:text-properties fo:font-weight="bold" officeooo:rsid="009b8dd7" officeooo:paragraph-rsid="009d56f8" style:font-weight-asian="bold" style:font-weight-complex="bold"/>
    </style:style>
    <style:style style:name="P53" style:family="paragraph" style:parent-style-name="Preformatted_20_Text">
      <style:text-properties fo:font-weight="bold" officeooo:rsid="009b8dd7" officeooo:paragraph-rsid="009d56f8" style:font-weight-asian="bold" style:font-weight-complex="bold"/>
    </style:style>
    <style:style style:name="P54" style:family="paragraph" style:parent-style-name="Preformatted_20_Text" style:list-style-name="L9">
      <style:text-properties fo:font-weight="bold" officeooo:paragraph-rsid="009e359c" style:font-weight-asian="bold" style:font-weight-complex="bold"/>
    </style:style>
    <style:style style:name="P55" style:family="paragraph" style:parent-style-name="Preformatted_20_Text" style:list-style-name="L9">
      <style:text-properties fo:font-weight="bold" officeooo:paragraph-rsid="00ae3a89" style:font-weight-asian="bold" style:font-weight-complex="bold"/>
    </style:style>
    <style:style style:name="P56" style:family="paragraph" style:parent-style-name="Preformatted_20_Text" style:list-style-name="L9">
      <style:text-properties fo:font-weight="bold" officeooo:paragraph-rsid="00df8d6b" style:font-weight-asian="bold" style:font-weight-complex="bold"/>
    </style:style>
    <style:style style:name="P57" style:family="paragraph" style:parent-style-name="Preformatted_20_Text" style:list-style-name="L9">
      <style:text-properties fo:font-weight="bold" officeooo:paragraph-rsid="00e57b9d" style:font-weight-asian="bold" style:font-weight-complex="bold"/>
    </style:style>
    <style:style style:name="P58" style:family="paragraph" style:parent-style-name="Preformatted_20_Text">
      <style:text-properties fo:font-weight="bold" officeooo:paragraph-rsid="00ae3a89" style:font-weight-asian="bold" style:font-weight-complex="bold"/>
    </style:style>
    <style:style style:name="P59" style:family="paragraph" style:parent-style-name="Preformatted_20_Text" style:list-style-name="L9">
      <style:text-properties fo:font-weight="bold" officeooo:rsid="00b8b83e" officeooo:paragraph-rsid="00b8b83e" style:font-weight-asian="bold" style:font-weight-complex="bold"/>
    </style:style>
    <style:style style:name="P60" style:family="paragraph" style:parent-style-name="Preformatted_20_Text" style:list-style-name="L10">
      <style:text-properties fo:font-weight="bold" officeooo:paragraph-rsid="00e57b9d" style:font-weight-asian="bold" style:font-weight-complex="bold"/>
    </style:style>
    <style:style style:name="P61" style:family="paragraph" style:parent-style-name="Preformatted_20_Text" style:list-style-name="L3">
      <style:text-properties fo:font-weight="normal" officeooo:paragraph-rsid="00038ff2" style:font-weight-asian="normal" style:font-weight-complex="normal"/>
    </style:style>
    <style:style style:name="P62" style:family="paragraph" style:parent-style-name="Preformatted_20_Text" style:list-style-name="L4">
      <style:text-properties fo:font-weight="normal" officeooo:paragraph-rsid="00038ff2" style:font-weight-asian="normal" style:font-weight-complex="normal"/>
    </style:style>
    <style:style style:name="P63" style:family="paragraph" style:parent-style-name="Preformatted_20_Text" style:list-style-name="L6">
      <style:text-properties fo:font-weight="normal" officeooo:paragraph-rsid="003f984a" style:font-weight-asian="normal" style:font-weight-complex="normal"/>
    </style:style>
    <style:style style:name="P64" style:family="paragraph" style:parent-style-name="Preformatted_20_Text" style:list-style-name="L7">
      <style:text-properties fo:font-weight="normal" officeooo:paragraph-rsid="003f984a" style:font-weight-asian="normal" style:font-weight-complex="normal"/>
    </style:style>
    <style:style style:name="P65" style:family="paragraph" style:parent-style-name="Preformatted_20_Text" style:list-style-name="L8">
      <style:text-properties fo:font-weight="normal" officeooo:paragraph-rsid="003f984a" style:font-weight-asian="normal" style:font-weight-complex="normal"/>
    </style:style>
    <style:style style:name="P66" style:family="paragraph" style:parent-style-name="Preformatted_20_Text" style:list-style-name="L8">
      <style:text-properties fo:font-weight="normal" officeooo:rsid="009b7082" officeooo:paragraph-rsid="009b7082" style:font-weight-asian="normal" style:font-weight-complex="normal"/>
    </style:style>
    <style:style style:name="P67" style:family="paragraph" style:parent-style-name="Preformatted_20_Text" style:list-style-name="L8">
      <style:text-properties fo:font-weight="normal" officeooo:rsid="009b8dd7" officeooo:paragraph-rsid="009de62d" style:font-weight-asian="normal" style:font-weight-complex="normal"/>
    </style:style>
    <style:style style:name="P68" style:family="paragraph" style:parent-style-name="Preformatted_20_Text" style:list-style-name="L9">
      <style:text-properties fo:font-weight="normal" officeooo:paragraph-rsid="00ae3a89" style:font-weight-asian="normal" style:font-weight-complex="normal"/>
    </style:style>
    <style:style style:name="P69" style:family="paragraph" style:parent-style-name="Preformatted_20_Text" style:list-style-name="L9">
      <style:text-properties fo:font-weight="normal" officeooo:paragraph-rsid="00df8d6b" style:font-weight-asian="normal" style:font-weight-complex="normal"/>
    </style:style>
    <style:style style:name="P70" style:family="paragraph" style:parent-style-name="Preformatted_20_Text" style:list-style-name="L10">
      <style:text-properties fo:font-weight="normal" officeooo:paragraph-rsid="00e57b9d" style:font-weight-asian="normal" style:font-weight-complex="normal"/>
    </style:style>
    <style:style style:name="P71" style:family="paragraph" style:parent-style-name="Preformatted_20_Text">
      <style:paragraph-properties fo:margin-top="0cm" fo:margin-bottom="0.499cm" style:contextual-spacing="false"/>
    </style:style>
    <style:style style:name="P72" style:family="paragraph" style:parent-style-name="Preformatted_20_Text">
      <style:paragraph-properties fo:margin-top="0cm" fo:margin-bottom="0.499cm" style:contextual-spacing="false"/>
      <style:text-properties fo:font-weight="bold" style:font-weight-asian="bold" style:font-weight-complex="bold"/>
    </style:style>
    <style:style style:name="P73" style:family="paragraph" style:parent-style-name="Heading_20_3" style:list-style-name="L2">
      <style:text-properties officeooo:paragraph-rsid="00038ff2"/>
    </style:style>
    <style:style style:name="P74" style:family="paragraph" style:parent-style-name="Heading_20_3">
      <style:text-properties fo:font-weight="normal" officeooo:paragraph-rsid="00038ff2" style:font-weight-asian="normal" style:font-weight-complex="normal"/>
    </style:style>
    <style:style style:name="P75" style:family="paragraph" style:parent-style-name="Heading_20_3" style:list-style-name="L4">
      <style:text-properties fo:font-weight="normal" officeooo:paragraph-rsid="00038ff2" style:font-weight-asian="normal" style:font-weight-complex="normal"/>
    </style:style>
    <style:style style:name="P76" style:family="paragraph" style:parent-style-name="Heading_20_3" style:list-style-name="L4">
      <style:text-properties fo:font-weight="normal" officeooo:paragraph-rsid="003f984a" style:font-weight-asian="normal" style:font-weight-complex="normal"/>
    </style:style>
    <style:style style:name="P77" style:family="paragraph" style:parent-style-name="Heading_20_3" style:list-style-name="L7">
      <style:text-properties fo:font-weight="normal" officeooo:paragraph-rsid="003f984a" style:font-weight-asian="normal" style:font-weight-complex="normal"/>
    </style:style>
    <style:style style:name="P78" style:family="paragraph" style:parent-style-name="Heading_20_3" style:list-style-name="L8">
      <style:text-properties fo:font-weight="normal" officeooo:paragraph-rsid="003f984a" style:font-weight-asian="normal" style:font-weight-complex="normal"/>
    </style:style>
    <style:style style:name="P79" style:family="paragraph" style:parent-style-name="Heading_20_3" style:list-style-name="L9">
      <style:text-properties fo:font-weight="normal" officeooo:paragraph-rsid="009e359c" style:font-weight-asian="normal" style:font-weight-complex="normal"/>
    </style:style>
    <style:style style:name="P80" style:family="paragraph" style:parent-style-name="Heading_20_3" style:list-style-name="L9">
      <style:text-properties fo:font-weight="normal" officeooo:paragraph-rsid="00ae3a89" style:font-weight-asian="normal" style:font-weight-complex="normal"/>
    </style:style>
    <style:style style:name="P81" style:family="paragraph" style:parent-style-name="Heading_20_3" style:list-style-name="L4">
      <style:text-properties officeooo:paragraph-rsid="00038ff2"/>
    </style:style>
    <style:style style:name="P82" style:family="paragraph" style:parent-style-name="Heading_20_3" style:list-style-name="L4">
      <style:text-properties officeooo:paragraph-rsid="003f984a"/>
    </style:style>
    <style:style style:name="P83" style:family="paragraph" style:parent-style-name="Heading_20_3" style:list-style-name="L4">
      <style:text-properties fo:font-weight="bold" officeooo:paragraph-rsid="00038ff2" style:font-weight-asian="bold" style:font-weight-complex="bold"/>
    </style:style>
    <style:style style:name="P84" style:family="paragraph" style:parent-style-name="Heading_20_3" style:list-style-name="L4">
      <style:text-properties fo:font-weight="bold" officeooo:paragraph-rsid="003f984a" style:font-weight-asian="bold" style:font-weight-complex="bold"/>
    </style:style>
    <style:style style:name="P85" style:family="paragraph" style:parent-style-name="Heading_20_3" style:list-style-name="L8">
      <style:text-properties fo:font-weight="bold" officeooo:paragraph-rsid="003f984a" style:font-weight-asian="bold" style:font-weight-complex="bold"/>
    </style:style>
    <style:style style:name="P86" style:family="paragraph" style:parent-style-name="Heading_20_3" style:list-style-name="L8">
      <style:text-properties fo:font-weight="bold" officeooo:rsid="009b8dd7" officeooo:paragraph-rsid="009b8dd7" style:font-weight-asian="bold" style:font-weight-complex="bold"/>
    </style:style>
    <style:style style:name="P87" style:family="paragraph" style:parent-style-name="Heading_20_3" style:list-style-name="L9">
      <style:text-properties fo:font-weight="bold" officeooo:paragraph-rsid="00ae3a89" style:font-weight-asian="bold" style:font-weight-complex="bold"/>
    </style:style>
    <style:style style:name="P88" style:family="paragraph" style:parent-style-name="Heading_20_3" style:list-style-name="L9">
      <style:text-properties fo:font-weight="bold" officeooo:paragraph-rsid="00df8d6b" style:font-weight-asian="bold" style:font-weight-complex="bold"/>
    </style:style>
    <style:style style:name="P89" style:family="paragraph" style:parent-style-name="Heading_20_3" style:list-style-name="L9">
      <style:text-properties officeooo:paragraph-rsid="009e359c"/>
    </style:style>
    <style:style style:name="P90" style:family="paragraph" style:parent-style-name="Table_20_Contents">
      <style:paragraph-properties fo:margin-top="0cm" fo:margin-bottom="0.499cm" style:contextual-spacing="false"/>
    </style:style>
    <style:style style:name="P91" style:family="paragraph" style:parent-style-name="Heading_20_6" style:list-style-name="L8">
      <style:text-properties fo:font-weight="bold" officeooo:paragraph-rsid="003f984a"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3f984a" style:font-weight-asian="bold" style:font-weight-complex="bold"/>
    </style:style>
    <style:style style:name="T3" style:family="text">
      <style:text-properties fo:font-weight="bold" officeooo:rsid="009d56f8"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644688" style:font-weight-asian="normal" style:font-weight-complex="normal"/>
    </style:style>
    <style:style style:name="T6" style:family="text">
      <style:text-properties officeooo:rsid="003583b9"/>
    </style:style>
    <style:style style:name="T7" style:family="text">
      <style:text-properties officeooo:rsid="009d56f8"/>
    </style:style>
    <style:style style:name="T8" style:family="text">
      <style:text-properties officeooo:rsid="00b55a5a"/>
    </style:style>
    <style:style style:name="T9" style:family="text">
      <style:text-properties officeooo:rsid="00b8b83e"/>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it Basics - Getting a Git Repository</text:h>
      <text:list xml:id="list407595069753356301" text:style-name="L2">
        <text:list-item>
          <text:p text:style-name="P1">You can get a Git project using two main approaches. </text:p>
          <text:list>
            <text:list-item>
              <text:p text:style-name="P1">The first takes an existing project or directory and imports it into Git. </text:p>
            </text:list-item>
            <text:list-item>
              <text:p text:style-name="P1">The second clones an existing Git repository from another server.</text:p>
              <text:list>
                <text:list-item>
                  <text:h text:style-name="P73" text:outline-level="3"><text:bookmark text:name="Initializing-a-Repository-in-an-Existing-Directory"/><text:a xlink:type="simple" xlink:href="https://git-scm.com/book/en/v2/Git-Basics-Getting-a-Git-Repository#Initializing-a-Repository-in-an-Existing-Directory">Initializing a Repository in an Existing Directory</text:a></text:h>
                </text:list-item>
              </text:list>
            </text:list-item>
          </text:list>
        </text:list-item>
        <text:list-item>
          <text:p text:style-name="P12">If you’re starting to track an existing project in Git, you need to go to the project’s directory and type:</text:p>
        </text:list-item>
      </text:list>
      <text:p text:style-name="P71"><text:span text:style-name="Source_20_Text"><text:tab/></text:span><text:span text:style-name="Source_20_Text"><text:span text:style-name="T1">$</text:span></text:span><text:span text:style-name="T1"> git init</text:span></text:p>
      <text:list xml:id="list182435651615225" text:continue-numbering="true" text:style-name="L2">
        <text:list-item>
          <text:p text:style-name="P12">This creates a new subdirectory named <text:span text:style-name="Source_20_Text">.git</text:span> that contains all of your necessary repository files – a Git repository skeleton. At this point, nothing in your project is tracked yet. (See <text:a xlink:type="simple" xlink:href="https://git-scm.com/book/en/v2/ch00/_git_internals">Git Internals</text:a> for more information about exactly what files are contained in the <text:span text:style-name="Source_20_Text">.git</text:span> directory you just created.)<text:bookmark text:name="id-xoc0sksviqiv"/></text:p>
        </text:list-item>
        <text:list-item>
          <text:p text:style-name="P11">If you want to start version-controlling existing files (as opposed to an empty directory), you should probably begin tracking those files and do an initial commit. You can accomplish that with a few <text:span text:style-name="Source_20_Text">git add</text:span> commands that specify the files you want to track, followed by a <text:span text:style-name="Source_20_Text">git commit</text:span>:</text:p>
          <text:list>
            <text:list-item>
              <text:list>
                <text:list-header>
                  <text:p text:style-name="P42"><text:span text:style-name="Source_20_Text">$</text:span> git add *.c</text:p>
                </text:list-header>
              </text:list>
            </text:list-item>
          </text:list>
        </text:list-item>
      </text:list>
      <text:p text:style-name="Preformatted_20_Text"><text:span text:style-name="Source_20_Text"><text:span text:style-name="T1"><text:tab/><text:tab/>$</text:span></text:span><text:span text:style-name="T1"> git add LICENSE</text:span></text:p>
      <text:p text:style-name="P71"><text:span text:style-name="Source_20_Text"><text:span text:style-name="T1"><text:tab/><text:tab/>$</text:span></text:span><text:span text:style-name="T1"> git commit -m </text:span><text:span text:style-name="Source_20_Text"><text:span text:style-name="T1">'initial project version'</text:span></text:span></text:p>
      <text:list xml:id="list182435531963663" text:continue-numbering="true" text:style-name="L2">
        <text:list-item>
          <text:list>
            <text:list-item>
              <text:p text:style-name="P3">At this point, you have a Git repository with tracked files and an initial commit.</text:p>
            </text:list-item>
          </text:list>
        </text:list-item>
      </text:list>
      <text:h text:style-name="P74" text:outline-level="3"><text:bookmark text:name="Cloning-an-Existing-Repository"/><text:a xlink:type="simple" xlink:href="https://git-scm.com/book/en/v2/Git-Basics-Getting-a-Git-Repository#Cloning-an-Existing-Repository"><text:span text:style-name="T1">Cloning an Existing Repository</text:span></text:a></text:h>
      <text:list xml:id="list3287793868410362639" text:style-name="L3">
        <text:list-item>
          <text:p text:style-name="P14">If you want to get a copy of an existing Git repository – for example, a project you’d like to contribute to – the command you need is <text:span text:style-name="Source_20_Text">git clone</text:span>.</text:p>
        </text:list-item>
        <text:list-item>
          <text:p text:style-name="P14">Every version of every file for the history of the project is pulled down by default when you run <text:span text:style-name="Source_20_Text">git clone</text:span>.</text:p>
        </text:list-item>
        <text:list-item>
          <text:p text:style-name="P4">You clone a repository with <text:span text:style-name="Source_20_Text">git clone [url]</text:span>.<text:bookmark text:name="id-zac3hRiws5iB"/> For example, </text:p>
          <text:list>
            <text:list-item>
              <text:p text:style-name="P61"><text:span text:style-name="Source_20_Text"><text:span text:style-name="T1">$</text:span></text:span><text:span text:style-name="T1"> git clone https://github.com/libgit2/libgit2</text:span></text:p>
            </text:list-item>
          </text:list>
        </text:list-item>
        <text:list-item>
          <text:p text:style-name="P14">If you go into the new <text:span text:style-name="Source_20_Text">libgit2</text:span> directory, you’ll see the project files in there, ready to be worked on or used. If you want to clone the repository into a directory named something other than “libgit2”, you can specify that as the next command-line option:</text:p>
          <text:list>
            <text:list-item>
              <text:p text:style-name="P43"><text:span text:style-name="Source_20_Text">$</text:span> git clone https://github.com/libgit2/libgit2 mylibgit</text:p>
            </text:list-item>
          </text:list>
        </text:list-item>
      </text:list>
      <text:p text:style-name="P13"/>
      <text:h text:style-name="P36" text:outline-level="1">Git Basics - Recording Changes to the Repository</text:h>
      <text:list xml:id="list2909112644023554278" text:style-name="L4">
        <text:list-item>
          <text:p text:style-name="P15">Remember that each file in your working directory can be in one of two states: tracked or untracked.</text:p>
        </text:list-item>
        <text:list-item>
          <text:p text:style-name="P15"><text:soft-page-break/>Tracked files are files that were in the last snapshot; they can be unmodified, modified, or staged.</text:p>
        </text:list-item>
        <text:list-item>
          <text:p text:style-name="P15">Untracked files are everything else – any files in your working directory that were not in your last snapshot and are not in your staging area.</text:p>
        </text:list-item>
        <text:list-item>
          <text:p text:style-name="P15">When you first clone a repository, all of your files will be tracked and unmodified because Git just checked them out and you haven’t edited anything.</text:p>
        </text:list-item>
        <text:list-item>
          <text:p text:style-name="P15">As you edit files, Git sees them as modified, because you’ve changed them since your last commit. You stage these modified files and then commit all your staged changes, and the cycle repeats.</text:p>
          <text:list>
            <text:list-item>
              <text:list>
                <text:list-item>
                  <text:h text:style-name="P75" text:outline-level="3"><text:bookmark text:name="Checking-the-Status-of-Your-Files"/><text:a xlink:type="simple" xlink:href="https://git-scm.com/book/en/v2/Git-Basics-Recording-Changes-to-the-Repository#Checking-the-Status-of-Your-Files">Checking the Status of Your Files</text:a></text:h>
                </text:list-item>
              </text:list>
            </text:list-item>
          </text:list>
        </text:list-item>
        <text:list-item>
          <text:p text:style-name="P15"><text:span text:style-name="Source_20_Text"><text:span text:style-name="T1">git status</text:span></text:span></text:p>
        </text:list-item>
        <text:list-item>
          <text:p text:style-name="P15">Let’s say you add a new file to your project, a simple README file. If the file didn’t exist before, and you run <text:span text:style-name="Source_20_Text">git status</text:span>, you see your untracked file like so:</text:p>
          <text:list>
            <text:list-item>
              <text:list>
                <text:list-header>
                  <text:p text:style-name="P62"><text:span text:style-name="Source_20_Text">$</text:span> <text:span text:style-name="Source_20_Text">echo</text:span> <text:span text:style-name="Source_20_Text">'My Project'</text:span> <text:span text:style-name="Source_20_Text">&gt;</text:span> README</text:p>
                </text:list-header>
              </text:list>
            </text:list-item>
          </text:list>
        </text:list-item>
      </text:list>
      <text:p text:style-name="Preformatted_20_Text"><text:span text:style-name="Source_20_Text"><text:tab/><text:tab/>$</text:span> git status</text:p>
      <text:p text:style-name="Preformatted_20_Text"><text:span text:style-name="Source_20_Text"><text:tab/><text:tab/>On branch master</text:span></text:p>
      <text:p text:style-name="Preformatted_20_Text"><text:span text:style-name="Source_20_Text"><text:tab/><text:tab/>Your branch is up-to-date with 'origin/master'.</text:span></text:p>
      <text:p text:style-name="Preformatted_20_Text"><text:span text:style-name="Source_20_Text"><text:tab/><text:tab/>Untracked files:</text:span></text:p>
      <text:p text:style-name="Preformatted_20_Text"><text:span text:style-name="Source_20_Text"><text:s text:c="2"/><text:tab/><text:tab/><text:tab/>(use "git add &lt;file&gt;..." to include in what will be committed)</text:span></text:p>
      <text:p text:style-name="Preformatted_20_Text"/>
      <text:p text:style-name="Preformatted_20_Text"><text:span text:style-name="Source_20_Text"><text:tab/> <text:s text:c="3"/><text:tab/>README</text:span></text:p>
      <text:p text:style-name="Preformatted_20_Text"/>
      <text:p text:style-name="P71"><text:span text:style-name="Source_20_Text"><text:tab/><text:tab/>nothing added to commit but untracked files present (use "git add" to track)</text:span></text:p>
      <text:list xml:id="list182434638582098" text:continue-numbering="true" text:style-name="L4">
        <text:list-item>
          <text:p text:style-name="P15">You can see that your new README file is untracked, because it’s under the “Untracked files” heading in your status output.</text:p>
          <text:list>
            <text:list-item>
              <text:list>
                <text:list-item>
                  <text:h text:style-name="P75" text:outline-level="3"><text:bookmark text:name="Tracking-New-Files"/><text:a xlink:type="simple" xlink:href="https://git-scm.com/book/en/v2/Git-Basics-Recording-Changes-to-the-Repository#Tracking-New-Files">Tracking New Files</text:a></text:h>
                </text:list-item>
              </text:list>
            </text:list-item>
          </text:list>
        </text:list-item>
        <text:list-item>
          <text:p text:style-name="P5">In order to begin tracking a new file, you use the command <text:span text:style-name="Source_20_Text">git add</text:span>.<text:bookmark text:name="id-A0cVhEhlHgsJ"/> To begin tracking the README file, you can run this:</text:p>
        </text:list-item>
        <text:list-item>
          <text:p text:style-name="P62"><text:span text:style-name="Source_20_Text"><text:span text:style-name="T1">$</text:span></text:span><text:span text:style-name="T1"> git add README</text:span></text:p>
        </text:list-item>
        <text:list-item>
          <text:p text:style-name="P15">If you run your status command again, you can see that your README file is now tracked and staged to be committed:</text:p>
          <text:list>
            <text:list-item>
              <text:p text:style-name="P44"><text:span text:style-name="Source_20_Text">$</text:span> git status</text:p>
              <text:list>
                <text:list-item>
                  <text:h text:style-name="P83" text:outline-level="3"><text:bookmark text:name="Staging-Modified-Files"/><text:a xlink:type="simple" xlink:href="https://git-scm.com/book/en/v2/Git-Basics-Recording-Changes-to-the-Repository#Staging-Modified-Files">Staging Modified Files</text:a></text:h>
                </text:list-item>
              </text:list>
            </text:list-item>
          </text:list>
        </text:list-item>
        <text:list-item>
          <text:p text:style-name="P15">Let’s change a file that was already tracked. If you change a previously tracked file called <text:span text:style-name="Source_20_Text">CONTRIBUTING.md</text:span> and then run your <text:span text:style-name="Source_20_Text">git status</text:span> command again, you get something that looks like this:</text:p>
          <text:list>
            <text:list-item>
              <text:p text:style-name="P44"><text:span text:style-name="Source_20_Text">$</text:span> git status</text:p>
            </text:list-item>
          </text:list>
        </text:list-item>
        <text:list-item>
          <text:p text:style-name="P30"><text:span text:style-name="T4">The </text:span><text:span text:style-name="Source_20_Text"><text:span text:style-name="T4">CONTRIBUTING.md</text:span></text:span><text:span text:style-name="T4"> file appears under a section named “Changes not staged for commit” – which means that a file that is tracked has been modified in the working directory </text:span><text:soft-page-break/><text:span text:style-name="T4">but not yet staged. </text:span>To stage it, you run the <text:span text:style-name="Source_20_Text">git add</text:span> command. <text:span text:style-name="Source_20_Text">git add</text:span> is a multipurpose command – you use it to begin tracking new files, to stage files, and to do other things like marking merge-conflicted files as resolved. It may be helpful to think of it more as “add this content to the next commit” rather than “add this file to the project”.<text:bookmark text:name="id-B1cnsysPIBs1"/> Let’s run <text:span text:style-name="Source_20_Text">git add</text:span> now to stage the <text:span text:style-name="Source_20_Text">CONTRIBUTING.md</text:span> file, and then run <text:span text:style-name="Source_20_Text">git status</text:span> again:</text:p>
          <text:list>
            <text:list-item>
              <text:p text:style-name="P44"><text:span text:style-name="Source_20_Text">$</text:span> git add CONTRIBUTING.md</text:p>
            </text:list-item>
            <text:list-item>
              <text:p text:style-name="P44"><text:span text:style-name="Source_20_Text">$</text:span> git status</text:p>
              <text:list>
                <text:list-item>
                  <text:h text:style-name="P75" text:outline-level="3"><text:bookmark text:name="Short-Status"/><text:a xlink:type="simple" xlink:href="https://git-scm.com/book/en/v2/Git-Basics-Recording-Changes-to-the-Repository#Short-Status">Short Status</text:a></text:h>
                </text:list-item>
              </text:list>
            </text:list-item>
          </text:list>
        </text:list-item>
        <text:list-item>
          <text:p text:style-name="P15">While the <text:span text:style-name="Source_20_Text">git status</text:span> output is pretty comprehensive, it’s also quite wordy. Git also has a short status flag so you can see your changes in a more compact way. If you run <text:span text:style-name="Source_20_Text">git status -s</text:span> or <text:span text:style-name="Source_20_Text">git status --short</text:span> you get a far more simplified output from the command:</text:p>
        </text:list-item>
        <text:list-item>
          <text:p text:style-name="P44"><text:span text:style-name="Source_20_Text">$</text:span> git status -s</text:p>
          <text:list>
            <text:list-item>
              <text:p text:style-name="P30"><text:span text:style-name="Source_20_Text"><text:span text:style-name="T1">A : </text:span></text:span>new files that have been added to the staging area</text:p>
            </text:list-item>
            <text:list-item>
              <text:p text:style-name="P30"><text:span text:style-name="Source_20_Text"><text:span text:style-name="T1">M : </text:span></text:span>modified files</text:p>
              <text:list>
                <text:list-item>
                  <text:h text:style-name="P81" text:outline-level="3"><text:bookmark text:name="Ignoring-Files"/><text:a xlink:type="simple" xlink:href="https://git-scm.com/book/en/v2/Git-Basics-Recording-Changes-to-the-Repository#Ignoring-Files">Ignoring Files</text:a></text:h>
                </text:list-item>
              </text:list>
            </text:list-item>
          </text:list>
        </text:list-item>
        <text:list-item>
          <text:p text:style-name="P10">Often, you’ll have a class of files that you don’t want Git to automatically add or even show you as being untracked. These are generally automatically generated files such as log files or files produced by your build system. In such cases, you can create a file listing patterns to match them named <text:span text:style-name="Source_20_Text">.gitignore</text:span>.<text:bookmark text:name="id-pxcqhRhwUbsw"/> Here is an example <text:span text:style-name="Source_20_Text">.gitignore</text:span> file:</text:p>
          <text:p text:style-name="P44"/>
          <text:list>
            <text:list-item>
              <text:list>
                <text:list-header>
                  <text:p text:style-name="P44"><text:span text:style-name="Source_20_Text">$</text:span> cat .gitignore</text:p>
                </text:list-header>
              </text:list>
            </text:list-item>
          </text:list>
        </text:list-item>
      </text:list>
      <text:p text:style-name="Preformatted_20_Text"><text:span text:style-name="Source_20_Text"><text:span text:style-name="T1"><text:tab/><text:tab/>*.[oa]</text:span></text:span></text:p>
      <text:p text:style-name="P71"><text:span text:style-name="Source_20_Text"><text:span text:style-name="T1"><text:tab/><text:tab/>*~</text:span></text:span></text:p>
      <text:list xml:id="list182434249820583" text:continue-numbering="true" text:style-name="L4">
        <text:list-item>
          <text:p text:style-name="P15">The first line tells Git to ignore any files ending in “.o” or “.a” – object and archive files that may be the product of building your code.</text:p>
        </text:list-item>
        <text:list-item>
          <text:p text:style-name="P15">The second line tells Git to ignore all files whose names end with a tilde (<text:span text:style-name="Source_20_Text">~</text:span>), which is used by many text editors such as Emacs to mark temporary files. </text:p>
        </text:list-item>
        <text:list-item>
          <text:p text:style-name="P15">The rules for the patterns you can put in the <text:span text:style-name="Source_20_Text">.gitignore</text:span> file are as follows:</text:p>
          <text:list>
            <text:list-item>
              <text:p text:style-name="P15">Blank lines or lines starting with <text:span text:style-name="Source_20_Text">#</text:span> are ignored.</text:p>
            </text:list-item>
            <text:list-item>
              <text:p text:style-name="P15">Standard glob patterns work.</text:p>
            </text:list-item>
            <text:list-item>
              <text:p text:style-name="P15">You can start patterns with a forward slash (<text:span text:style-name="Source_20_Text">/</text:span>) to avoid recursivity.</text:p>
            </text:list-item>
            <text:list-item>
              <text:p text:style-name="P15">You can end patterns with a forward slash (<text:span text:style-name="Source_20_Text">/</text:span>) to specify a directory.</text:p>
            </text:list-item>
            <text:list-item>
              <text:p text:style-name="P15">You can negate a pattern by starting it with an exclamation point (<text:span text:style-name="Source_20_Text">!</text:span>).</text:p>
            </text:list-item>
          </text:list>
        </text:list-item>
        <text:list-item>
          <text:p text:style-name="P15">Glob patterns are like simplified regular expressions that shells use.</text:p>
        </text:list-item>
        <text:list-item>
          <text:p text:style-name="P15">An asterisk (<text:span text:style-name="Source_20_Text">*</text:span>) matches zero or more characters;</text:p>
        </text:list-item>
        <text:list-item>
          <text:p text:style-name="P15"><text:soft-page-break/><text:span text:style-name="Source_20_Text">[abc]</text:span> matches any character inside the brackets (in this case a, b, or c);</text:p>
        </text:list-item>
        <text:list-item>
          <text:p text:style-name="P15"><text:span text:style-name="T6">A</text:span> question mark (<text:span text:style-name="Source_20_Text">?</text:span>) matches a single character</text:p>
        </text:list-item>
        <text:list-item>
          <text:p text:style-name="P15">brackets enclosing characters separated by a hyphen (<text:span text:style-name="Source_20_Text">[0-9]</text:span>) matches any character between them</text:p>
        </text:list-item>
        <text:list-item>
          <text:p text:style-name="P15">You can also use two asterisks to match nested directories; <text:span text:style-name="Source_20_Text">a/**/z</text:span> would match <text:span text:style-name="Source_20_Text">a/z</text:span>, <text:span text:style-name="Source_20_Text">a/b/z</text:span>, <text:span text:style-name="Source_20_Text">a/b/c/z</text:span>, and so on.</text:p>
        </text:list-item>
        <text:list-item>
          <text:p text:style-name="P15">Here is another example .gitignore file:</text:p>
          <text:list>
            <text:list-item>
              <text:list>
                <text:list-header>
                  <text:p text:style-name="P44"># no .a files</text:p>
                </text:list-header>
              </text:list>
            </text:list-item>
          </text:list>
        </text:list-item>
      </text:list>
      <text:p text:style-name="P41"><text:tab/><text:tab/>*.a</text:p>
      <text:p text:style-name="P41"/>
      <text:p text:style-name="P41"><text:tab/><text:tab/># but do track lib.a, even though you're ignoring .a files above</text:p>
      <text:p text:style-name="P41"><text:tab/><text:tab/>!lib.a</text:p>
      <text:p text:style-name="P41"/>
      <text:p text:style-name="P41"><text:tab/><text:tab/># only ignore the TODO file in the current directory, not subdir/TODO</text:p>
      <text:p text:style-name="P41"><text:tab/><text:tab/>/TODO</text:p>
      <text:p text:style-name="P41"/>
      <text:p text:style-name="P41"><text:tab/><text:tab/># ignore all files in the build/ directory</text:p>
      <text:p text:style-name="P41"><text:tab/><text:tab/>build/</text:p>
      <text:p text:style-name="P41"/>
      <text:p text:style-name="P41"><text:tab/><text:tab/># ignore doc/notes.txt, but not doc/server/arch.txt</text:p>
      <text:p text:style-name="P41"><text:tab/><text:tab/>doc/*.txt</text:p>
      <text:p text:style-name="P41"/>
      <text:p text:style-name="P41"><text:tab/><text:tab/># ignore all .pdf files in the doc/ directory</text:p>
      <text:p text:style-name="P72"><text:tab/><text:tab/>doc/**/*.pdf</text:p>
      <text:list xml:id="list182434065479482" text:continue-numbering="true" text:style-name="L4">
        <text:list-item>
          <text:list>
            <text:list-item>
              <text:list>
                <text:list-item>
                  <text:h text:style-name="P83" text:outline-level="3"><text:bookmark text:name="Viewing-Your-Staged-and-Unstaged-Changes"/><text:a xlink:type="simple" xlink:href="https://git-scm.com/book/en/v2/Git-Basics-Recording-Changes-to-the-Repository#Viewing-Your-Staged-and-Unstaged-Changes">Viewing Your Staged and Unstaged Changes</text:a></text:h>
                </text:list-item>
              </text:list>
            </text:list-item>
          </text:list>
        </text:list-item>
        <text:list-item>
          <text:p text:style-name="P15">you can use the <text:span text:style-name="Source_20_Text">git diff</text:span> command</text:p>
        </text:list-item>
        <text:list-item>
          <text:p text:style-name="P15">you’ll probably use it most often to answer these two questions: </text:p>
          <text:list>
            <text:list-item>
              <text:p text:style-name="P15">What have you changed but not yet staged?</text:p>
            </text:list-item>
            <text:list-item>
              <text:p text:style-name="P15">what have you staged that you are about to commit?</text:p>
            </text:list-item>
          </text:list>
        </text:list-item>
        <text:list-item>
          <text:p text:style-name="P44"><text:span text:style-name="Source_20_Text">$</text:span> git diff</text:p>
        </text:list-item>
        <text:list-item>
          <text:p text:style-name="P15">If you want to see what you’ve staged that will go into your next commit, you can use <text:span text:style-name="Source_20_Text">git diff --staged</text:span>. This command compares your staged changes to your last commit:</text:p>
          <text:list>
            <text:list-item>
              <text:p text:style-name="P44"><text:span text:style-name="Source_20_Text">$</text:span> git diff --staged</text:p>
            </text:list-item>
          </text:list>
        </text:list-item>
        <text:list-item>
          <text:p text:style-name="P15">It’s important to note that <text:span text:style-name="Source_20_Text">git diff</text:span> by itself doesn’t show all changes made since your last commit – only changes that are still unstaged. This can be confusing, because if you’ve staged all of your changes, <text:span text:style-name="Source_20_Text">git diff</text:span> will give you no output.</text:p>
        </text:list-item>
        <text:list-item>
          <text:p text:style-name="P31"><text:span text:style-name="Source_20_Text"><text:span text:style-name="T1">git diff –cached </text:span></text:span><text:span text:style-name="Source_20_Text"><text:span text:style-name="T2">(</text:span></text:span><text:span text:style-name="Source_20_Text">--staged</text:span> and <text:span text:style-name="Source_20_Text">--cached</text:span> are synonyms<text:span text:style-name="Source_20_Text"><text:span text:style-name="T2">)</text:span></text:span></text:p>
        </text:list-item>
      </text:list>
      <text:p text:style-name="P32"/>
      <text:p text:style-name="P32"><text:span text:style-name="Source_20_Text"><text:span text:style-name="T2"/></text:span></text:p>
      <text:list xml:id="list182435830224685" text:continue-numbering="true" text:style-name="L4">
        <text:list-item>
          <text:list>
            <text:list-item>
              <text:list>
                <text:list-item>
                  <text:h text:style-name="P82" text:outline-level="3"><text:bookmark text:name="Committing-Your-Changes"/><text:soft-page-break/><text:a xlink:type="simple" xlink:href="https://git-scm.com/book/en/v2/Git-Basics-Recording-Changes-to-the-Repository#Committing-Your-Changes">Committing Your Changes</text:a></text:h>
                </text:list-item>
              </text:list>
            </text:list-item>
          </text:list>
        </text:list-item>
        <text:list-item>
          <text:p text:style-name="P31">Remember that anything that is still unstaged – any files you have created or modified that you haven’t run <text:span text:style-name="Source_20_Text">git add</text:span> on since you edited them – won’t go into this commit. They will stay as modified files on your disk.</text:p>
        </text:list-item>
        <text:list-item>
          <text:p text:style-name="P45"><text:span text:style-name="Source_20_Text">$</text:span> git commit</text:p>
        </text:list-item>
        <text:list-item>
          <text:p text:style-name="P16">For an even more explicit reminder of what you’ve modified, you can pass the <text:span text:style-name="Source_20_Text">-v</text:span> option to <text:span text:style-name="Source_20_Text">git commit</text:span>. Doing so also puts the diff of your change in the editor so you can see exactly what changes you’re committing.</text:p>
        </text:list-item>
        <text:list-item>
          <text:p text:style-name="P16">Alternatively, you can type your commit message inline with the <text:span text:style-name="Source_20_Text">commit</text:span> command by specifying it after a <text:span text:style-name="Source_20_Text">-m</text:span> flag, like this:</text:p>
          <text:list>
            <text:list-item>
              <text:p text:style-name="P45"><text:span text:style-name="Source_20_Text">$</text:span> git commit -m <text:span text:style-name="Source_20_Text">"Story 182: Fix benchmarks for speed"</text:span></text:p>
              <text:p text:style-name="P45"><text:span text:style-name="Source_20_Text"/></text:p>
              <text:list>
                <text:list-item>
                  <text:h text:style-name="P76" text:outline-level="3"><text:bookmark text:name="Skipping-the-Staging-Area"/><text:a xlink:type="simple" xlink:href="https://git-scm.com/book/en/v2/Git-Basics-Recording-Changes-to-the-Repository#Skipping-the-Staging-Area">Skipping the Staging Area</text:a></text:h>
                </text:list-item>
              </text:list>
            </text:list-item>
          </text:list>
        </text:list-item>
        <text:list-item>
          <text:p text:style-name="P16">Git provides a simple shortcut. Adding the <text:span text:style-name="Source_20_Text">-a</text:span> option to the <text:span text:style-name="Source_20_Text">git commit</text:span> command makes Git automatically stage every file that is already tracked before doing the commit, letting you skip the <text:span text:style-name="Source_20_Text">git add</text:span> part:</text:p>
          <text:list>
            <text:list-item>
              <text:p text:style-name="P45"><text:span text:style-name="Source_20_Text">$</text:span> git status</text:p>
            </text:list-item>
            <text:list-item>
              <text:p text:style-name="P45">git commit -a -m <text:span text:style-name="Source_20_Text">'added new benchmarks'</text:span></text:p>
            </text:list-item>
          </text:list>
          <text:p text:style-name="P24"><text:s/></text:p>
          <text:list>
            <text:list-item>
              <text:list>
                <text:list-item>
                  <text:h text:style-name="P84" text:outline-level="3"><text:bookmark text:name="Removing-Files"/><text:a xlink:type="simple" xlink:href="https://git-scm.com/book/en/v2/Git-Basics-Recording-Changes-to-the-Repository#Removing-Files">Removing Files</text:a></text:h>
                </text:list-item>
              </text:list>
            </text:list-item>
          </text:list>
        </text:list-item>
        <text:list-item>
          <text:p text:style-name="P16">To remove a file from Git, you have to remove it from your tracked files (more accurately, remove it from your staging area) and then commit. The <text:span text:style-name="Source_20_Text">git rm</text:span> command does that, and also removes the file from your working directory so you don’t see it as an untracked file the next time around.</text:p>
        </text:list-item>
        <text:list-item>
          <text:p text:style-name="P16">If you simply remove the file from your working directory, it shows up under the “Changed but not updated” (that is, <text:span text:style-name="Emphasis">unstaged</text:span>) area of your <text:span text:style-name="Source_20_Text">git status</text:span> output:</text:p>
          <text:list>
            <text:list-item>
              <text:p text:style-name="P45"><text:span text:style-name="Source_20_Text">$</text:span> git rm PROJECTS.md</text:p>
            </text:list-item>
            <text:list-item>
              <text:p text:style-name="P45"><text:span text:style-name="Source_20_Text">$</text:span> git status</text:p>
            </text:list-item>
          </text:list>
        </text:list-item>
        <text:list-item>
          <text:p text:style-name="P16">The next time you commit, the file will be gone and no longer tracked.</text:p>
        </text:list-item>
        <text:list-item>
          <text:p text:style-name="P16">If you modified the file and added it to the index already, you must force the removal with the <text:span text:style-name="Source_20_Text">-f</text:span> option.</text:p>
        </text:list-item>
        <text:list-item>
          <text:p text:style-name="P16">Another useful thing you may want to do is to keep the file in your working tree but remove it from your staging area. In other words, you may want to keep the file on your hard drive but not have Git track it anymore. This is particularly useful if you forgot to add something to your <text:span text:style-name="Source_20_Text">.gitignore</text:span> file and accidentally staged it, like a large log file or a bunch of <text:span text:style-name="Source_20_Text">.a</text:span> compiled files. To do this, use the <text:span text:style-name="Source_20_Text">--cached</text:span> option:</text:p>
          <text:list>
            <text:list-item>
              <text:p text:style-name="P45"><text:span text:style-name="Source_20_Text">$</text:span> git rm --cached README</text:p>
            </text:list-item>
          </text:list>
          <text:p text:style-name="P24"/>
        </text:list-item>
        <text:list-item>
          <text:p text:style-name="P16"><text:soft-page-break/>You can pass files, directories, and file-glob patterns to the <text:span text:style-name="Source_20_Text">git rm</text:span> command. That means you can do things such as:</text:p>
          <text:list>
            <text:list-item>
              <text:p text:style-name="P45"><text:span text:style-name="Source_20_Text">$</text:span> git rm log/<text:span text:style-name="Source_20_Text">\*</text:span>.log</text:p>
            </text:list-item>
          </text:list>
        </text:list-item>
        <text:list-item>
          <text:p text:style-name="P16">Note the backslash (<text:span text:style-name="Source_20_Text">\</text:span>) in front of the <text:span text:style-name="Source_20_Text">*</text:span>. This is necessary because Git does its own filename expansion in addition to your shell’s filename expansion. This command removes all files that have the <text:span text:style-name="Source_20_Text">.log</text:span> extension in the <text:span text:style-name="Source_20_Text">log/</text:span> directory. Or, you can do something like this:</text:p>
        </text:list-item>
        <text:list-item>
          <text:p text:style-name="P45"><text:span text:style-name="Source_20_Text">$</text:span> git rm <text:span text:style-name="Source_20_Text">\*</text:span>~</text:p>
        </text:list-item>
        <text:list-item>
          <text:p text:style-name="P16">This command removes all files whose names end with a <text:span text:style-name="Source_20_Text">~</text:span>.</text:p>
          <text:p text:style-name="P16"/>
          <text:list>
            <text:list-item>
              <text:list>
                <text:list-item>
                  <text:h text:style-name="P76" text:outline-level="3"><text:bookmark text:name="Moving-Files"/><text:a xlink:type="simple" xlink:href="https://git-scm.com/book/en/v2/Git-Basics-Recording-Changes-to-the-Repository#Moving-Files">Moving Files</text:a></text:h>
                </text:list-item>
              </text:list>
            </text:list-item>
          </text:list>
        </text:list-item>
        <text:list-item>
          <text:p text:style-name="P16">Thus it’s a bit confusing that Git has a <text:span text:style-name="Source_20_Text">mv</text:span> command. If you want to rename a file in Git, you can run something like:</text:p>
          <text:list>
            <text:list-item>
              <text:p text:style-name="P45"><text:span text:style-name="Source_20_Text">$</text:span> git mv file_from file_to</text:p>
            </text:list-item>
          </text:list>
        </text:list-item>
        <text:list-item>
          <text:p text:style-name="P16">and it works fine. In fact, if you run something like this and look at the status, you’ll see that Git considers it a renamed file:</text:p>
          <text:list>
            <text:list-item>
              <text:p text:style-name="P45"><text:span text:style-name="Source_20_Text">$</text:span> git mv README.md README</text:p>
            </text:list-item>
            <text:list-item>
              <text:p text:style-name="P45"><text:span text:style-name="Source_20_Text">$</text:span> git status</text:p>
            </text:list-item>
          </text:list>
        </text:list-item>
      </text:list>
      <text:p text:style-name="P25"/>
      <text:h text:style-name="P37" text:outline-level="1">Git Basics - Viewing the Commit History</text:h>
      <text:list xml:id="list5246922044107880644" text:style-name="L6">
        <text:list-item>
          <text:p text:style-name="P17">After you have created several commits, or if you have cloned a repository with an existing commit history, you’ll probably want to look back to see what has happened. The most basic and powerful tool to do this is the <text:span text:style-name="Source_20_Text">git log</text:span> command.</text:p>
        </text:list-item>
        <text:list-item>
          <text:p text:style-name="P46"><text:span text:style-name="Source_20_Text">$</text:span> git log</text:p>
        </text:list-item>
        <text:list-item>
          <text:p text:style-name="P33"><text:span text:style-name="T5">T</text:span><text:span text:style-name="T4">he most recent commits show up first. </text:span>As you can see, this command lists each commit with its SHA-1 checksum, the author’s name and email, the date written, and the commit message.</text:p>
        </text:list-item>
        <text:list-item>
          <text:p text:style-name="P33">One of the more helpful options is <text:span text:style-name="Source_20_Text">-p. </text:span>which shows the difference introduced in each commit. You can also use <text:span text:style-name="Source_20_Text">-2</text:span>, which limits the output to only the last two entries:</text:p>
          <text:list>
            <text:list-item>
              <text:p text:style-name="P46"><text:span text:style-name="Source_20_Text">$</text:span> git log -p -2</text:p>
            </text:list-item>
          </text:list>
        </text:list-item>
        <text:list-item>
          <text:p text:style-name="P17">For example, if you want to see some abbreviated stats for each commit, you can use the <text:span text:style-name="Source_20_Text">--stat</text:span> option:</text:p>
          <text:list>
            <text:list-item>
              <text:p text:style-name="P46"><text:span text:style-name="Source_20_Text">$</text:span> git log –stat</text:p>
            </text:list-item>
          </text:list>
        </text:list-item>
        <text:list-item>
          <text:p text:style-name="P63">Another really useful option is <text:span text:style-name="Source_20_Text">--pretty</text:span>. This option changes the log output to formats other than the default. A few prebuilt options are available for you to use. The <text:span text:style-name="Source_20_Text">oneline</text:span> option prints each commit on a single line, which is useful if you’re looking at a lot of commits. In addition, the <text:span text:style-name="Source_20_Text">short</text:span>, <text:span text:style-name="Source_20_Text">full</text:span>, and <text:span text:style-name="Source_20_Text">fuller</text:span> options show the output in roughly the same format but with less or more information, respectively:</text:p>
          <text:list>
            <text:list-item>
              <text:p text:style-name="P46"><text:span text:style-name="Source_20_Text">$</text:span> git log –pretty<text:span text:style-name="Source_20_Text">=</text:span>oneline</text:p>
              <text:p text:style-name="P46"/>
            </text:list-item>
          </text:list>
        </text:list-item>
        <text:list-item>
          <text:p text:style-name="P63"><text:soft-page-break/>The most interesting option is <text:span text:style-name="Source_20_Text">format</text:span>, which allows you to specify your own log output format. This is especially useful when you’re generating output for machine parsing – because you specify the format explicitly, you know it won’t change with updates to Git:</text:p>
          <text:list>
            <text:list-item>
              <text:p text:style-name="P46"><text:span text:style-name="Source_20_Text">$</text:span> git log --pretty<text:span text:style-name="Source_20_Text">=</text:span>format:<text:span text:style-name="Source_20_Text">"%h - %an, %ar : %s"</text:span></text:p>
            </text:list-item>
          </text:list>
          <text:p text:style-name="P2"><text:bookmark text:name="pretty_format"/></text:p>
        </text:list-item>
      </text:list>
      <table:table table:name="Table1" table:style-name="Table1">
        <table:table-column table:style-name="Table1.A"/>
        <table:table-column table:style-name="Table1.B"/>
        <table:table-header-rows>
          <table:table-row>
            <table:table-cell table:style-name="Table1.A1" office:value-type="string">
              <text:p text:style-name="Table_20_Heading">Option</text:p>
            </table:table-cell>
            <table:table-cell table:style-name="Table1.A1" office:value-type="string">
              <text:p text:style-name="Table_20_Heading">Description of Output</text:p>
            </table:table-cell>
          </table:table-row>
        </table:table-header-rows>
        <table:table-row>
          <table:table-cell table:style-name="Table1.A1" office:value-type="string">
            <text:p text:style-name="P90"><text:span text:style-name="Source_20_Text">%H</text:span></text:p>
          </table:table-cell>
          <table:table-cell table:style-name="Table1.A1" office:value-type="string">
            <text:p text:style-name="P90">Commit hash</text:p>
          </table:table-cell>
        </table:table-row>
        <table:table-row>
          <table:table-cell table:style-name="Table1.A1" office:value-type="string">
            <text:p text:style-name="P90"><text:span text:style-name="Source_20_Text">%h</text:span></text:p>
          </table:table-cell>
          <table:table-cell table:style-name="Table1.A1" office:value-type="string">
            <text:p text:style-name="P90">Abbreviated commit hash</text:p>
          </table:table-cell>
        </table:table-row>
        <table:table-row>
          <table:table-cell table:style-name="Table1.A1" office:value-type="string">
            <text:p text:style-name="P90"><text:span text:style-name="Source_20_Text">%T</text:span></text:p>
          </table:table-cell>
          <table:table-cell table:style-name="Table1.A1" office:value-type="string">
            <text:p text:style-name="P90">Tree hash</text:p>
          </table:table-cell>
        </table:table-row>
        <table:table-row>
          <table:table-cell table:style-name="Table1.A1" office:value-type="string">
            <text:p text:style-name="P90"><text:span text:style-name="Source_20_Text">%t</text:span></text:p>
          </table:table-cell>
          <table:table-cell table:style-name="Table1.A1" office:value-type="string">
            <text:p text:style-name="P90">Abbreviated tree hash</text:p>
          </table:table-cell>
        </table:table-row>
        <table:table-row>
          <table:table-cell table:style-name="Table1.A1" office:value-type="string">
            <text:p text:style-name="P90"><text:span text:style-name="Source_20_Text">%P</text:span></text:p>
          </table:table-cell>
          <table:table-cell table:style-name="Table1.A1" office:value-type="string">
            <text:p text:style-name="P90">Parent hashes</text:p>
          </table:table-cell>
        </table:table-row>
        <table:table-row>
          <table:table-cell table:style-name="Table1.A1" office:value-type="string">
            <text:p text:style-name="P90"><text:span text:style-name="Source_20_Text">%p</text:span></text:p>
          </table:table-cell>
          <table:table-cell table:style-name="Table1.A1" office:value-type="string">
            <text:p text:style-name="P90">Abbreviated parent hashes</text:p>
          </table:table-cell>
        </table:table-row>
        <table:table-row>
          <table:table-cell table:style-name="Table1.A1" office:value-type="string">
            <text:p text:style-name="P90"><text:span text:style-name="Source_20_Text">%an</text:span></text:p>
          </table:table-cell>
          <table:table-cell table:style-name="Table1.A1" office:value-type="string">
            <text:p text:style-name="P90">Author name</text:p>
          </table:table-cell>
        </table:table-row>
        <table:table-row>
          <table:table-cell table:style-name="Table1.A1" office:value-type="string">
            <text:p text:style-name="P90"><text:span text:style-name="Source_20_Text">%ae</text:span></text:p>
          </table:table-cell>
          <table:table-cell table:style-name="Table1.A1" office:value-type="string">
            <text:p text:style-name="P90">Author email</text:p>
          </table:table-cell>
        </table:table-row>
        <table:table-row>
          <table:table-cell table:style-name="Table1.A1" office:value-type="string">
            <text:p text:style-name="P90"><text:span text:style-name="Source_20_Text">%ad</text:span></text:p>
          </table:table-cell>
          <table:table-cell table:style-name="Table1.A1" office:value-type="string">
            <text:p text:style-name="P90">Author date (format respects the --date=option)</text:p>
          </table:table-cell>
        </table:table-row>
        <table:table-row>
          <table:table-cell table:style-name="Table1.A1" office:value-type="string">
            <text:p text:style-name="P90"><text:span text:style-name="Source_20_Text">%ar</text:span></text:p>
          </table:table-cell>
          <table:table-cell table:style-name="Table1.A1" office:value-type="string">
            <text:p text:style-name="P90">Author date, relative</text:p>
          </table:table-cell>
        </table:table-row>
        <table:table-row>
          <table:table-cell table:style-name="Table1.A1" office:value-type="string">
            <text:p text:style-name="P90"><text:span text:style-name="Source_20_Text">%cn</text:span></text:p>
          </table:table-cell>
          <table:table-cell table:style-name="Table1.A1" office:value-type="string">
            <text:p text:style-name="P90">Committer name</text:p>
          </table:table-cell>
        </table:table-row>
        <table:table-row>
          <table:table-cell table:style-name="Table1.A1" office:value-type="string">
            <text:p text:style-name="P90"><text:span text:style-name="Source_20_Text">%ce</text:span></text:p>
          </table:table-cell>
          <table:table-cell table:style-name="Table1.A1" office:value-type="string">
            <text:p text:style-name="P90">Committer email</text:p>
          </table:table-cell>
        </table:table-row>
        <table:table-row>
          <table:table-cell table:style-name="Table1.A1" office:value-type="string">
            <text:p text:style-name="P90"><text:span text:style-name="Source_20_Text">%cd</text:span></text:p>
          </table:table-cell>
          <table:table-cell table:style-name="Table1.A1" office:value-type="string">
            <text:p text:style-name="P90">Committer date</text:p>
          </table:table-cell>
        </table:table-row>
        <table:table-row>
          <table:table-cell table:style-name="Table1.A1" office:value-type="string">
            <text:p text:style-name="P90"><text:span text:style-name="Source_20_Text">%cr</text:span></text:p>
          </table:table-cell>
          <table:table-cell table:style-name="Table1.A1" office:value-type="string">
            <text:p text:style-name="P90">Committer date, relative</text:p>
          </table:table-cell>
        </table:table-row>
        <table:table-row>
          <table:table-cell table:style-name="Table1.A1" office:value-type="string">
            <text:p text:style-name="P90"><text:span text:style-name="Source_20_Text">%s</text:span></text:p>
          </table:table-cell>
          <table:table-cell table:style-name="Table1.A1" office:value-type="string">
            <text:p text:style-name="P90">Subject</text:p>
          </table:table-cell>
        </table:table-row>
      </table:table>
      <text:p text:style-name="P47"/>
      <text:p text:style-name="P47"/>
      <text:list xml:id="list6440875267646301473" text:style-name="L7">
        <text:list-item>
          <text:p text:style-name="P64">The <text:span text:style-name="Source_20_Text">oneline</text:span> and <text:span text:style-name="Source_20_Text">format</text:span> options are particularly useful with another <text:span text:style-name="Source_20_Text">log</text:span> option called <text:span text:style-name="Source_20_Text">--graph</text:span>. This option adds a nice little ASCII graph showing your branch and merge history:</text:p>
        </text:list-item>
        <text:list-item>
          <text:p text:style-name="P48"><text:span text:style-name="Source_20_Text">$</text:span> git log --pretty<text:span text:style-name="Source_20_Text">=</text:span>format:<text:span text:style-name="Source_20_Text">"%h %s"</text:span> --graph</text:p>
        </text:list-item>
        <text:list-item>
          <text:p text:style-name="P64">Common options to <text:span text:style-name="Source_20_Text">git log</text:span></text:p>
          <text:list>
            <text:list-item>
              <text:p text:style-name="P6"><text:bookmark text:name="log_options"/></text:p>
            </text:list-item>
          </text:list>
        </text:list-item>
      </text:list>
      <table:table table:name="Table2" table:style-name="Table2">
        <table:table-column table:style-name="Table2.A"/>
        <table:table-column table:style-name="Table2.B"/>
        <table:table-header-rows>
          <table:table-row>
            <table:table-cell table:style-name="Table2.A1" office:value-type="string">
              <text:p text:style-name="Table_20_Heading">Option</text:p>
            </table:table-cell>
            <table:table-cell table:style-name="Table2.A1" office:value-type="string">
              <text:p text:style-name="Table_20_Heading">Description</text:p>
            </table:table-cell>
          </table:table-row>
        </table:table-header-rows>
        <table:table-row>
          <table:table-cell table:style-name="Table2.A1" office:value-type="string">
            <text:p text:style-name="P90"><text:span text:style-name="Source_20_Text">-p</text:span></text:p>
          </table:table-cell>
          <table:table-cell table:style-name="Table2.A1" office:value-type="string">
            <text:p text:style-name="P90">Show the patch introduced with each commit.</text:p>
          </table:table-cell>
        </table:table-row>
        <table:table-row>
          <table:table-cell table:style-name="Table2.A1" office:value-type="string">
            <text:p text:style-name="P90"><text:span text:style-name="Source_20_Text">--stat</text:span></text:p>
          </table:table-cell>
          <table:table-cell table:style-name="Table2.A1" office:value-type="string">
            <text:p text:style-name="P90">Show statistics for files modified in each commit.</text:p>
          </table:table-cell>
        </table:table-row>
        <text:soft-page-break/>
        <table:table-row>
          <table:table-cell table:style-name="Table2.A1" office:value-type="string">
            <text:p text:style-name="P90"><text:span text:style-name="Source_20_Text">--shortstat</text:span></text:p>
          </table:table-cell>
          <table:table-cell table:style-name="Table2.A1" office:value-type="string">
            <text:p text:style-name="P90">Display only the changed/insertions/deletions line from the --stat command.</text:p>
          </table:table-cell>
        </table:table-row>
        <table:table-row>
          <table:table-cell table:style-name="Table2.A1" office:value-type="string">
            <text:p text:style-name="P90"><text:span text:style-name="Source_20_Text">--name-only</text:span></text:p>
          </table:table-cell>
          <table:table-cell table:style-name="Table2.A1" office:value-type="string">
            <text:p text:style-name="P90">Show the list of files modified after the commit information.</text:p>
          </table:table-cell>
        </table:table-row>
        <table:table-row>
          <table:table-cell table:style-name="Table2.A1" office:value-type="string">
            <text:p text:style-name="P90"><text:span text:style-name="Source_20_Text">--name-status</text:span></text:p>
          </table:table-cell>
          <table:table-cell table:style-name="Table2.A1" office:value-type="string">
            <text:p text:style-name="P90">Show the list of files affected with added/modified/deleted information as well.</text:p>
          </table:table-cell>
        </table:table-row>
        <table:table-row>
          <table:table-cell table:style-name="Table2.A1" office:value-type="string">
            <text:p text:style-name="P90"><text:span text:style-name="Source_20_Text">--abbrev-commit</text:span></text:p>
          </table:table-cell>
          <table:table-cell table:style-name="Table2.A1" office:value-type="string">
            <text:p text:style-name="P90">Show only the first few characters of the SHA-1 checksum instead of all 40.</text:p>
          </table:table-cell>
        </table:table-row>
        <table:table-row>
          <table:table-cell table:style-name="Table2.A1" office:value-type="string">
            <text:p text:style-name="P90"><text:span text:style-name="Source_20_Text">--relative-date</text:span></text:p>
          </table:table-cell>
          <table:table-cell table:style-name="Table2.A1" office:value-type="string">
            <text:p text:style-name="P90">Display the date in a relative format (for example, “2 weeks ago”) instead of using the full date format.</text:p>
          </table:table-cell>
        </table:table-row>
        <table:table-row>
          <table:table-cell table:style-name="Table2.A1" office:value-type="string">
            <text:p text:style-name="P90"><text:span text:style-name="Source_20_Text">--graph</text:span></text:p>
          </table:table-cell>
          <table:table-cell table:style-name="Table2.A1" office:value-type="string">
            <text:p text:style-name="P90">Display an ASCII graph of the branch and merge history beside the log output.</text:p>
          </table:table-cell>
        </table:table-row>
        <table:table-row>
          <table:table-cell table:style-name="Table2.A1" office:value-type="string">
            <text:p text:style-name="P90"><text:span text:style-name="Source_20_Text">--pretty</text:span></text:p>
          </table:table-cell>
          <table:table-cell table:style-name="Table2.A1" office:value-type="string">
            <text:p text:style-name="P90">Show commits in an alternate format. Options include oneline, short, full, fuller, and format (where you specify your own format).</text:p>
          </table:table-cell>
        </table:table-row>
      </table:table>
      <text:list xml:id="list182435372347268" text:continue-numbering="true" text:style-name="L7">
        <text:list-item>
          <text:list>
            <text:list-header>
              <text:p text:style-name="P64"><text:span text:style-name="Source_20_Text"><text:s/></text:span></text:p>
              <text:list>
                <text:list-item>
                  <text:h text:style-name="P77" text:outline-level="3"><text:bookmark text:name="Limiting-Log-Output"/><text:a xlink:type="simple" xlink:href="https://git-scm.com/book/en/v2/Git-Basics-Viewing-the-Commit-History#Limiting-Log-Output">Limiting Log Output</text:a></text:h>
                </text:list-item>
              </text:list>
            </text:list-header>
          </text:list>
        </text:list-item>
        <text:list-item>
          <text:p text:style-name="P64">you can do <text:span text:style-name="Source_20_Text">-&lt;n&gt;</text:span>, where <text:span text:style-name="Source_20_Text">n</text:span> is any integer to show the last <text:span text:style-name="Source_20_Text">n</text:span> commits. In reality, you’re unlikely to use that often, because Git by default pipes all output through a pager so you see only one page of log output at a time.</text:p>
        </text:list-item>
        <text:list-item>
          <text:p text:style-name="P64">However, the time-limiting options such as <text:span text:style-name="Source_20_Text">--since</text:span> and <text:span text:style-name="Source_20_Text">--until</text:span> are very useful. For example, this command gets the list of commits made in the last two weeks:</text:p>
          <text:list>
            <text:list-item>
              <text:p text:style-name="P48"><text:span text:style-name="Source_20_Text">$</text:span> git log --since<text:span text:style-name="Source_20_Text">=</text:span>2.weeks</text:p>
            </text:list-item>
          </text:list>
        </text:list-item>
        <text:list-item>
          <text:p text:style-name="P64">This command works with lots of formats – you can specify a specific date like <text:span text:style-name="Source_20_Text">"2008-01-15"</text:span>, or a relative date such as <text:span text:style-name="Source_20_Text">"2 years 1 day 3 minutes ago"</text:span>.</text:p>
        </text:list-item>
        <text:list-item>
          <text:p text:style-name="P64">You can also filter the list to commits that match some search criteria. The <text:span text:style-name="Source_20_Text">--author</text:span> option allows you to filter on a specific author, and the <text:span text:style-name="Source_20_Text">--grep</text:span> option lets you search for keywords in the commit messages.</text:p>
        </text:list-item>
        <text:list-item>
          <text:p text:style-name="P64">Another really helpful filter is the <text:span text:style-name="Source_20_Text">-S</text:span> option which takes a string and only shows the commits that introduced a change to the code that added or removed that string. For instance, if you wanted to find the last commit that added or removed a reference to a specific function, you could call:</text:p>
          <text:list>
            <text:list-item>
              <text:p text:style-name="P48"><text:span text:style-name="Source_20_Text">$</text:span> git log -Sfunction_name</text:p>
            </text:list-item>
          </text:list>
        </text:list-item>
        <text:list-item>
          <text:p text:style-name="P48">Options to limit the output of <text:span text:style-name="Source_20_Text">git log</text:span><text:bookmark text:name="limit_options"/></text:p>
        </text:list-item>
      </text:list>
      <table:table table:name="Table3" table:style-name="Table3">
        <table:table-column table:style-name="Table3.A"/>
        <table:table-column table:style-name="Table3.B"/>
        <table:table-header-rows>
          <table:table-row>
            <table:table-cell table:style-name="Table3.A1" office:value-type="string">
              <text:p text:style-name="Table_20_Heading">Option</text:p>
            </table:table-cell>
            <table:table-cell table:style-name="Table3.A1" office:value-type="string">
              <text:p text:style-name="Table_20_Heading">Description</text:p>
            </table:table-cell>
          </table:table-row>
        </table:table-header-rows>
        <table:table-row>
          <table:table-cell table:style-name="Table3.A1" office:value-type="string">
            <text:p text:style-name="P90"><text:span text:style-name="Source_20_Text">-(n)</text:span></text:p>
          </table:table-cell>
          <table:table-cell table:style-name="Table3.A1" office:value-type="string">
            <text:p text:style-name="P90">Show only the last n commits</text:p>
          </table:table-cell>
        </table:table-row>
        <table:table-row>
          <table:table-cell table:style-name="Table3.A1" office:value-type="string">
            <text:p text:style-name="P90"><text:span text:style-name="Source_20_Text">--since</text:span>, <text:span text:style-name="Source_20_Text">--after</text:span></text:p>
          </table:table-cell>
          <table:table-cell table:style-name="Table3.A1" office:value-type="string">
            <text:p text:style-name="P90">Limit the commits to those made after the specified date.</text:p>
          </table:table-cell>
        </table:table-row>
        <table:table-row>
          <table:table-cell table:style-name="Table3.A1" office:value-type="string">
            <text:p text:style-name="P90"><text:span text:style-name="Source_20_Text">--until</text:span>, <text:span text:style-name="Source_20_Text">--before</text:span></text:p>
          </table:table-cell>
          <table:table-cell table:style-name="Table3.A1" office:value-type="string">
            <text:p text:style-name="P90">Limit the commits to those made before the specified date.</text:p>
          </table:table-cell>
        </table:table-row>
        <text:soft-page-break/>
        <table:table-row>
          <table:table-cell table:style-name="Table3.A1" office:value-type="string">
            <text:p text:style-name="P90"><text:span text:style-name="Source_20_Text">--author</text:span></text:p>
          </table:table-cell>
          <table:table-cell table:style-name="Table3.A1" office:value-type="string">
            <text:p text:style-name="P90">Only show commits in which the author entry matches the specified string.</text:p>
          </table:table-cell>
        </table:table-row>
        <table:table-row>
          <table:table-cell table:style-name="Table3.A1" office:value-type="string">
            <text:p text:style-name="P90"><text:span text:style-name="Source_20_Text">--committer</text:span></text:p>
          </table:table-cell>
          <table:table-cell table:style-name="Table3.A1" office:value-type="string">
            <text:p text:style-name="P90">Only show commits in which the committer entry matches the specified string.</text:p>
          </table:table-cell>
        </table:table-row>
        <table:table-row>
          <table:table-cell table:style-name="Table3.A1" office:value-type="string">
            <text:p text:style-name="P90"><text:span text:style-name="Source_20_Text">--grep</text:span></text:p>
          </table:table-cell>
          <table:table-cell table:style-name="Table3.A1" office:value-type="string">
            <text:p text:style-name="P90">Only show commits with a commit message containing the string</text:p>
          </table:table-cell>
        </table:table-row>
        <table:table-row>
          <table:table-cell table:style-name="Table3.A1" office:value-type="string">
            <text:p text:style-name="P90"><text:span text:style-name="Source_20_Text">-S</text:span></text:p>
          </table:table-cell>
          <table:table-cell table:style-name="Table3.A1" office:value-type="string">
            <text:p text:style-name="P90">Only show commits adding or removing code matching the string</text:p>
          </table:table-cell>
        </table:table-row>
      </table:table>
      <text:list xml:id="list182435279724251" text:continue-numbering="true" text:style-name="L7">
        <text:list-header>
          <text:p text:style-name="P48"><text:span text:style-name="Source_20_Text"><text:s/></text:span></text:p>
        </text:list-header>
        <text:list-item>
          <text:p text:style-name="P48">For example,</text:p>
          <text:list>
            <text:list-header>
              <text:p text:style-name="P48"><text:span text:style-name="Source_20_Text">$</text:span> git log --pretty<text:span text:style-name="Source_20_Text">="%h - %s"</text:span> --author<text:span text:style-name="Source_20_Text">=</text:span>gitster --since<text:span text:style-name="Source_20_Text">="2008-10-01"</text:span> <text:span text:style-name="Source_20_Text">\</text:span></text:p>
            </text:list-header>
          </text:list>
        </text:list-item>
      </text:list>
      <text:p text:style-name="P71"><text:span text:style-name="Source_20_Text"><text:span text:style-name="T1"><text:s text:c="3"/>--before="2008-11-01" --no-merges -- t/</text:span></text:span></text:p>
      <text:list xml:id="list91162452565490023" text:style-name="L8">
        <text:list-item>
          <text:h text:style-name="P38" text:outline-level="1">Git Basics - Undoing Things</text:h>
        </text:list-item>
        <text:list-item>
          <text:p text:style-name="P65">One of the common undos takes place when you commit too early and possibly forget to add some files, or you mess up your commit message. If you want to try that commit again, you can run commit with the <text:span text:style-name="Source_20_Text">--amend</text:span> option:</text:p>
          <text:p text:style-name="P65"/>
          <text:list>
            <text:list-item>
              <text:p text:style-name="P65"><text:span text:style-name="Source_20_Text"><text:span text:style-name="T1">$</text:span></text:span><text:span text:style-name="T1"> git commit --amend</text:span></text:p>
            </text:list-item>
          </text:list>
        </text:list-item>
        <text:list-item>
          <text:p text:style-name="P65">As an example, if you commit and then realize you forgot to stage the changes in a file you wanted to add to this commit, you can do something like this:</text:p>
          <text:p text:style-name="P65"/>
          <text:list>
            <text:list-item>
              <text:list>
                <text:list-header>
                  <text:p text:style-name="P49"><text:span text:style-name="Source_20_Text">$</text:span> git commit -m <text:span text:style-name="Source_20_Text">'initial commit'</text:span></text:p>
                </text:list-header>
              </text:list>
            </text:list-item>
          </text:list>
        </text:list-item>
      </text:list>
      <text:p text:style-name="Preformatted_20_Text"><text:span text:style-name="Source_20_Text"><text:tab/><text:tab/></text:span><text:span text:style-name="Source_20_Text"><text:span text:style-name="T1">$</text:span></text:span><text:span text:style-name="T1"> git add forgotten_file</text:span></text:p>
      <text:p text:style-name="P71"><text:span text:style-name="Source_20_Text"><text:span text:style-name="T1"><text:tab/><text:tab/>$</text:span></text:span><text:span text:style-name="T1"> git commit --amend</text:span></text:p>
      <text:list xml:id="list182434571336299" text:continue-numbering="true" text:style-name="L8">
        <text:list-item>
          <text:list>
            <text:list-item>
              <text:list>
                <text:list-item>
                  <text:h text:style-name="P85" text:outline-level="3"><text:bookmark text:name="Unstaging-a-Staged-File"/><text:a xlink:type="simple" xlink:href="https://git-scm.com/book/en/v2/Git-Basics-Undoing-Things#Unstaging-a-Staged-File">Unstaging a Staged File</text:a></text:h>
                </text:list-item>
              </text:list>
            </text:list-item>
          </text:list>
        </text:list-item>
        <text:list-item>
          <text:p text:style-name="P65">The next two sections demonstrate how to wrangle your staging area and working directory changes. The nice part is that the command you use to determine the state of those two areas also reminds you how to undo changes to them. For example, let’s say you’ve changed two files and want to commit them as two separate changes, but you accidentally type <text:span text:style-name="Source_20_Text">git add *</text:span> and stage them both. How can you unstage one of the two? The <text:span text:style-name="Source_20_Text">git status</text:span> command reminds you:</text:p>
          <text:list>
            <text:list-item>
              <text:p text:style-name="P49"><text:span text:style-name="Source_20_Text">$</text:span> git add *</text:p>
            </text:list-item>
            <text:list-item>
              <text:p text:style-name="P49"><text:span text:style-name="Source_20_Text">$</text:span> git status</text:p>
            </text:list-item>
          </text:list>
        </text:list-item>
        <text:list-item>
          <text:p text:style-name="P65">Right below the “Changes to be committed” text, it says use <text:span text:style-name="Source_20_Text">git reset HEAD &lt;file&gt;...</text:span> to unstage. So, let’s use that advice to unstage the <text:span text:style-name="Source_20_Text">CONTRIBUTING.md</text:span> file:</text:p>
          <text:list>
            <text:list-item>
              <text:p text:style-name="P49"><text:span text:style-name="Source_20_Text">$</text:span> git reset HEAD CONTRIBUTING.md</text:p>
            </text:list-item>
            <text:list-item>
              <text:p text:style-name="P49"><text:span text:style-name="Source_20_Text">$</text:span> git status</text:p>
            </text:list-item>
          </text:list>
        </text:list-item>
        <text:list-item>
          <text:h text:style-name="P91" text:outline-level="6">Note</text:h>
        </text:list-item>
      </text:list>
      <text:section text:style-name="Sect1" text:name="id-yAUlH0UKTQ">
        <text:p text:style-name="Text_20_body">While <text:span text:style-name="Source_20_Text">git reset</text:span> <text:span text:style-name="Emphasis">can</text:span> be a dangerous command if you call it with <text:span text:style-name="Source_20_Text">--hard</text:span>, in this instance the file in your working directory is not touched. Calling <text:span text:style-name="Source_20_Text">git reset</text:span> without an option is not dangerous - it only touches your staging area.</text:p>
      </text:section>
      <text:list xml:id="list182434394093606" text:continue-numbering="true" text:style-name="L8">
        <text:list-item>
          <text:list>
            <text:list-item>
              <text:list>
                <text:list-item>
                  <text:h text:style-name="P85" text:outline-level="3"><text:bookmark text:name="Unmodifying-a-Modified-File"/><text:soft-page-break/><text:a xlink:type="simple" xlink:href="https://git-scm.com/book/en/v2/Git-Basics-Undoing-Things#Unmodifying-a-Modified-File">Unmodifying a Modified File</text:a></text:h>
                </text:list-item>
              </text:list>
            </text:list-item>
          </text:list>
        </text:list-item>
        <text:list-item>
          <text:p text:style-name="P65">What if you realize that you don’t want to keep your changes to the <text:span text:style-name="Source_20_Text">CONTRIBUTING.md</text:span> file? How can you easily unmodify it – revert it back to what it looked like when you last committed (or initially cloned, or however you got it into your working directory)? Luckily, <text:span text:style-name="Source_20_Text">git status</text:span> tells you how to do that, too. In the last example output, the unstaged area looks like this:</text:p>
          <text:list>
            <text:list-item>
              <text:p text:style-name="P65">It tells you pretty explicitly how to discard the changes you’ve made. Let’s do what it says:</text:p>
            </text:list-item>
            <text:list-item>
              <text:p text:style-name="P49"><text:span text:style-name="Source_20_Text">$</text:span> git checkout -- CONTRIBUTING.md</text:p>
            </text:list-item>
            <text:list-item>
              <text:p text:style-name="P49"><text:span text:style-name="Source_20_Text">$</text:span> git status</text:p>
            </text:list-item>
          </text:list>
        </text:list-item>
        <text:list-item>
          <text:h text:style-name="P91" text:outline-level="6">Important</text:h>
        </text:list-item>
      </text:list>
      <text:section text:style-name="Sect1" text:name="id-aMUAHaceTz">
        <text:p text:style-name="Text_20_body">It’s important to understand that <text:span text:style-name="Source_20_Text">git checkout -- &lt;file&gt;</text:span> is a dangerous command. Any changes you made to that file are gone – Git just copied another file over it. Don’t ever use this command unless you absolutely know that you don’t want the file.</text:p>
      </text:section>
      <text:list xml:id="list182434537324991" text:continue-numbering="true" text:style-name="L8">
        <text:list-header>
          <text:h text:style-name="P38" text:outline-level="1">Git Basics - Working with Remotes</text:h>
        </text:list-header>
        <text:list-item>
          <text:p text:style-name="P65">Remote repositories are versions of your project that are hosted on the Internet or network somewhere.</text:p>
          <text:list>
            <text:list-item>
              <text:list>
                <text:list-item>
                  <text:h text:style-name="P78" text:outline-level="3"><text:bookmark text:name="Showing-Your-Remotes"/><text:a xlink:type="simple" xlink:href="https://git-scm.com/book/en/v2/Git-Basics-Working-with-Remotes#Showing-Your-Remotes">Showing Your Remotes</text:a></text:h>
                </text:list-item>
              </text:list>
            </text:list-item>
          </text:list>
        </text:list-item>
        <text:list-item>
          <text:p text:style-name="P7">To see which remote servers you have configured, you can run the <text:span text:style-name="Source_20_Text">git remote</text:span> command.<text:bookmark text:name="id-xocRhMhvi7Hv"/></text:p>
        </text:list-item>
        <text:list-item>
          <text:p text:style-name="P18">It lists the shortnames of each remote handle you’ve specified. If you’ve cloned your repository, you should at least see origin – that is the default name Git gives to the server you cloned from:</text:p>
          <text:list>
            <text:list-item>
              <text:p text:style-name="P50">git clone <text:a xlink:type="simple" xlink:href="https://github.com/kanjiviroja/customize.git">https://github.com/kanjiviroja/customize.git</text:a></text:p>
            </text:list-item>
            <text:list-item>
              <text:p text:style-name="P66">You can also specify <text:span text:style-name="Source_20_Text">-v</text:span>, which shows you the URLs that Git has stored for the shortname to be used when reading and writing to that remote:</text:p>
            </text:list-item>
            <text:list-item>
              <text:p text:style-name="P51">$ git remote -v</text:p>
            </text:list-item>
          </text:list>
          <text:p text:style-name="P51"><text:s/></text:p>
          <text:list>
            <text:list-item>
              <text:list>
                <text:list-item>
                  <text:h text:style-name="P86" text:outline-level="3"><text:bookmark text:name="Adding-Remote-Repositories"/><text:a xlink:type="simple" xlink:href="https://git-scm.com/book/en/v2/Git-Basics-Working-with-Remotes#Adding-Remote-Repositories">Adding Remote Repositories</text:a></text:h>
                </text:list-item>
              </text:list>
            </text:list-item>
          </text:list>
        </text:list-item>
        <text:list-item>
          <text:p text:style-name="P51"><text:span text:style-name="Source_20_Text">git remote add &lt;shortname&gt; &lt;url&gt;</text:span></text:p>
          <text:list>
            <text:list-item>
              <text:p text:style-name="P51"><text:span text:style-name="Source_20_Text">$</text:span> git remote</text:p>
            </text:list-item>
            <text:list-item>
              <text:p text:style-name="P52"><text:span text:style-name="Source_20_Text"><text:span text:style-name="T7">$ git remote add new_clone </text:span></text:span><text:a xlink:type="simple" xlink:href="https://github.com/kanjiviroja/customize.git"><text:span text:style-name="Source_20_Text"><text:span text:style-name="T7">https://github.com/kanjiviroja/customize.git</text:span></text:span></text:a></text:p>
            </text:list-item>
            <text:list-item>
              <text:p text:style-name="P52"><text:span text:style-name="Source_20_Text">$</text:span> git remote -v</text:p>
            </text:list-item>
          </text:list>
        </text:list-item>
      </text:list>
      <text:p text:style-name="P53"/>
      <text:list xml:id="list182434806143231" text:continue-numbering="true" text:style-name="L8">
        <text:list-item>
          <text:p text:style-name="P67">Now you can use the string <text:span text:style-name="Source_20_Text"><text:span text:style-name="T3">new_clone</text:span></text:span> on the command line in lieu of the whole URL. For example, if you want to fetch all the information that Paul has but that you don’t yet have in your repository, you can run <text:span text:style-name="Source_20_Text">git fetch </text:span><text:span text:style-name="Source_20_Text"><text:span text:style-name="T3">new_clone</text:span></text:span>:</text:p>
        </text:list-item>
      </text:list>
      <text:p text:style-name="P34"><text:span text:style-name="T1"><text:tab/><text:tab/></text:span><text:span text:style-name="Source_20_Text"><text:span text:style-name="T1">$</text:span></text:span><text:span text:style-name="T1"> git fetch <text:s/></text:span><text:span text:style-name="Source_20_Text"><text:span text:style-name="T3">new_clone</text:span></text:span></text:p>
      <text:list xml:id="list7539061587410141365" text:style-name="L9">
        <text:list-item>
          <text:p text:style-name="P35">master branch is now accessible locally as <text:span text:style-name="Source_20_Text"><text:span text:style-name="T3">new_clone</text:span></text:span><text:span text:style-name="Source_20_Text">/master</text:span> – you can merge it into one of your branches, or you can check out a local branch at that point if you want to inspect it.</text:p>
          <text:list>
            <text:list-item>
              <text:list>
                <text:list-item>
                  <text:h text:style-name="P89" text:outline-level="3"><text:bookmark text:name="Fetching-and-Pulling-from-Your-Remotes"/><text:a xlink:type="simple" xlink:href="https://git-scm.com/book/en/v2/Git-Basics-Working-with-Remotes#Fetching-and-Pulling-from-Your-Remotes">Fetching and Pulling from Your Remotes</text:a></text:h>
                </text:list-item>
              </text:list>
            </text:list-item>
          </text:list>
        </text:list-item>
        <text:list-item>
          <text:p text:style-name="P54"><text:span text:style-name="Source_20_Text">$</text:span> git fetch <text:span text:style-name="Source_20_Text">[</text:span>remote-name<text:span text:style-name="Source_20_Text">]</text:span></text:p>
        </text:list-item>
        <text:list-item>
          <text:p text:style-name="P19"><text:soft-page-break/>The command goes out to that remote project and pulls down all the data from that remote project that you don’t have yet. After you do this, you should have references to all the branches from that remote, which you can merge in or inspect at any time.</text:p>
        </text:list-item>
        <text:list-item>
          <text:p text:style-name="P19">If you clone a repository, the command automatically adds that remote repository under the name “origin”. So, <text:span text:style-name="Source_20_Text"><text:span text:style-name="T1">git fetch origin</text:span></text:span> fetches any new work that has been pushed to that server since you cloned (or last fetched from) it. It’s important to note that the <text:span text:style-name="Source_20_Text"><text:span text:style-name="T1">git fetch</text:span></text:span><text:span text:style-name="T1"> </text:span>command only downloads the data to your local repository – it doesn’t automatically merge it with any of your work or modify what you’re currently working on. You have to merge it manually into your work when you’re ready.</text:p>
        </text:list-item>
        <text:list-item>
          <text:p text:style-name="P19">you can use the <text:span text:style-name="Source_20_Text"><text:span text:style-name="T1">git pull</text:span></text:span> command to automatically fetch and then merge that remote branch into your current branch</text:p>
        </text:list-item>
        <text:list-item>
          <text:p text:style-name="P35"><text:span text:style-name="T4">This may be an easier or more comfortable workflow for you; and by default, the </text:span><text:span text:style-name="Source_20_Text"><text:span text:style-name="T4">git clone</text:span></text:span><text:span text:style-name="T4"> command automatically sets up your local master branch to track the remote master branch <text:s/></text:span>on the server you cloned from.</text:p>
          <text:list>
            <text:list-item>
              <text:list>
                <text:list-item>
                  <text:h text:style-name="P89" text:outline-level="3"><text:bookmark text:name="Pushing-to-Your-Remotes"/><text:a xlink:type="simple" xlink:href="https://git-scm.com/book/en/v2/Git-Basics-Working-with-Remotes#Pushing-to-Your-Remotes">Pushing to Your Remotes</text:a></text:h>
                </text:list-item>
              </text:list>
            </text:list-item>
          </text:list>
        </text:list-item>
        <text:list-item>
          <text:p text:style-name="P35">When you have your project at a point that you want to share, you have to push it upstream. The command for this is simple: </text:p>
          <text:list>
            <text:list-item>
              <text:p text:style-name="P26"><text:span text:style-name="Source_20_Text">git push [remote-name] [branch-name]</text:span></text:p>
            </text:list-item>
          </text:list>
        </text:list-item>
        <text:list-item>
          <text:p text:style-name="P19">If you want to push your master branch to your <text:span text:style-name="Source_20_Text">origin</text:span> server (again, cloning generally sets up both of those names for you automatically), then you can run this to push any commits you’ve done back up to the server:</text:p>
          <text:list>
            <text:list-item>
              <text:p text:style-name="P54"><text:span text:style-name="Source_20_Text">$</text:span> git push origin master</text:p>
            </text:list-item>
          </text:list>
        </text:list-item>
        <text:list-item>
          <text:p text:style-name="P19">This command works only if you cloned from a server to which you have write access and if nobody has pushed in the meantime. If you and someone else clone at the same time and they push upstream and then you push upstream, your push will rightly be rejected. You’ll have to fetch their work first and incorporate it into yours before you’ll be allowed to push. </text:p>
          <text:list>
            <text:list-item>
              <text:list>
                <text:list-item>
                  <text:h text:style-name="P79" text:outline-level="3"><text:bookmark text:name="Inspecting-a-Remote"/><text:a xlink:type="simple" xlink:href="https://git-scm.com/book/en/v2/Git-Basics-Working-with-Remotes#Inspecting-a-Remote">Inspecting a Remote</text:a></text:h>
                </text:list-item>
              </text:list>
            </text:list-item>
          </text:list>
        </text:list-item>
        <text:list-item>
          <text:p text:style-name="P20">If you want to see more information about a particular remote, you can use the </text:p>
          <text:list>
            <text:list-header>
              <text:p text:style-name="P20"><text:span text:style-name="Source_20_Text"><text:span text:style-name="T1">git remote show [remote-name]</text:span></text:span></text:p>
            </text:list-header>
          </text:list>
        </text:list-item>
        <text:list-item>
          <text:p text:style-name="P68"><text:span text:style-name="Source_20_Text"><text:span text:style-name="T1">$</text:span></text:span><text:span text:style-name="T1"> git remote show origin</text:span></text:p>
        </text:list-item>
        <text:list-item>
          <text:p text:style-name="P20">It lists the URL for the remote repository as well as the tracking branch information. The command helpfully tells you that if you’re on the master branch and you run <text:span text:style-name="Source_20_Text">git pull</text:span>, it will automatically merge in the master branch on the remote after it fetches all the remote references. It also lists all the remote references it has pulled down.</text:p>
          <text:p text:style-name="P20"/>
          <text:list>
            <text:list-item>
              <text:list>
                <text:list-item>
                  <text:h text:style-name="P80" text:outline-level="3"><text:bookmark text:name="Removing-and-Renaming-Remotes"/><text:soft-page-break/><text:a xlink:type="simple" xlink:href="https://git-scm.com/book/en/v2/Git-Basics-Working-with-Remotes#Removing-and-Renaming-Remotes">Removing and Renaming Remotes</text:a></text:h>
                </text:list-item>
              </text:list>
            </text:list-item>
          </text:list>
        </text:list-item>
        <text:list-item>
          <text:p text:style-name="P8">You can run <text:span text:style-name="Source_20_Text">git remote rename</text:span> to change a remote’s shortname.<text:bookmark text:name="id-qAcGhlhgIQHk"/></text:p>
        </text:list-item>
        <text:list-item>
          <text:p text:style-name="P20">you can do so with <text:span text:style-name="Source_20_Text">git remote rename</text:span>:</text:p>
          <text:list>
            <text:list-item>
              <text:p text:style-name="P55"><text:span text:style-name="Source_20_Text">$</text:span> git remote rename <text:span text:style-name="T8">new_clone latest_clone</text:span></text:p>
            </text:list-item>
            <text:list-item>
              <text:p text:style-name="P55"><text:span text:style-name="Source_20_Text">$</text:span> git remote</text:p>
            </text:list-item>
          </text:list>
        </text:list-item>
      </text:list>
      <text:p text:style-name="P58"/>
      <text:list xml:id="list182435321020585" text:continue-numbering="true" text:style-name="L9">
        <text:list-item>
          <text:p text:style-name="P20">If you want to remove a remote for some reason – you’ve moved the server or are no longer using a particular mirror, or perhaps a contributor isn’t contributing anymore – you can use <text:span text:style-name="Source_20_Text">git remote rm</text:span>:</text:p>
          <text:list>
            <text:list-item>
              <text:p text:style-name="P55"><text:span text:style-name="Source_20_Text">$</text:span> git remote rm <text:span text:style-name="T9">new_clone</text:span></text:p>
            </text:list-item>
            <text:list-item>
              <text:p text:style-name="P55"><text:span text:style-name="Source_20_Text">$</text:span> git remote</text:p>
              <text:p text:style-name="P59"/>
            </text:list-item>
          </text:list>
          <text:h text:style-name="P39" text:outline-level="1">Git Basics - Tagging</text:h>
          <text:list>
            <text:list-item>
              <text:list>
                <text:list-item>
                  <text:h text:style-name="P87" text:outline-level="3"><text:bookmark text:name="Listing-Your-Tags"/><text:a xlink:type="simple" xlink:href="https://git-scm.com/book/en/v2/Git-Basics-Tagging#Listing-Your-Tags">Listing Your Tags</text:a></text:h>
                </text:list-item>
              </text:list>
            </text:list-item>
          </text:list>
        </text:list-item>
        <text:list-item>
          <text:p text:style-name="P20">Listing the available tags in Git is straightforward. Just type <text:span text:style-name="Source_20_Text">git tag</text:span>:</text:p>
          <text:list>
            <text:list-item>
              <text:p text:style-name="P55"><text:span text:style-name="Source_20_Text">$</text:span> git tag</text:p>
            </text:list-item>
          </text:list>
        </text:list-item>
        <text:list-item>
          <text:p text:style-name="P20">This command lists the tags in alphabetical order; the order in which they appear has no real importance.</text:p>
        </text:list-item>
        <text:list-item>
          <text:p text:style-name="P20">You can also search for tags with a particular pattern. The Git source repo, for instance, contains more than 500 tags. If you’re only interested in looking at the 1.8.5 series, you can run this:</text:p>
          <text:list>
            <text:list-item>
              <text:p text:style-name="P55"><text:span text:style-name="Source_20_Text">$</text:span> git tag -l <text:span text:style-name="Source_20_Text">"v1.8.5*"</text:span></text:p>
              <text:list>
                <text:list-item>
                  <text:h text:style-name="P87" text:outline-level="3"><text:bookmark text:name="Creating-Tags"/><text:a xlink:type="simple" xlink:href="https://git-scm.com/book/en/v2/Git-Basics-Tagging#Creating-Tags">Creating Tags</text:a></text:h>
                </text:list-item>
              </text:list>
            </text:list-item>
          </text:list>
        </text:list-item>
        <text:list-item>
          <text:p text:style-name="P20">Git uses two main types of tags: <text:span text:style-name="T1">lightweight</text:span> and <text:span text:style-name="T1">annotated</text:span>.</text:p>
        </text:list-item>
        <text:list-item>
          <text:p text:style-name="P20">A lightweight tag is very much like a branch that doesn’t change – it’s just a pointer to a specific commit.</text:p>
        </text:list-item>
        <text:list-item>
          <text:p text:style-name="P20">Annotated tags, however, are stored as full objects in the Git database. They’re checksummed; contain the tagger name, email, and date; have a tagging message; and can be signed and verified with GNU Privacy Guard (GPG). It’s generally recommended that you create annotated tags so you can have all this information; but if you want a temporary tag or for some reason don’t want to keep the other information, lightweight tags are available too.</text:p>
          <text:list>
            <text:list-item>
              <text:list>
                <text:list-item>
                  <text:h text:style-name="P80" text:outline-level="3"><text:bookmark text:name="Annotated-Tags"/><text:a xlink:type="simple" xlink:href="https://git-scm.com/book/en/v2/Git-Basics-Tagging#Annotated-Tags">Annotated Tags</text:a></text:h>
                </text:list-item>
              </text:list>
            </text:list-item>
          </text:list>
        </text:list-item>
        <text:list-item>
          <text:p text:style-name="P20">Creating an annotated tag in Git is simple. The easiest way is to specify <text:span text:style-name="Source_20_Text"><text:span text:style-name="T1">-a</text:span></text:span> when you run the <text:span text:style-name="Source_20_Text">tag</text:span> command:</text:p>
          <text:list>
            <text:list-item>
              <text:p text:style-name="P55"><text:span text:style-name="Source_20_Text">$</text:span> git tag -a v1.4 -m <text:span text:style-name="Source_20_Text">"my version 1.4"</text:span></text:p>
            </text:list-item>
            <text:list-item>
              <text:p text:style-name="P55"><text:span text:style-name="Source_20_Text">$</text:span> git tag</text:p>
            </text:list-item>
            <text:list-item>
              <text:p text:style-name="P20"><text:soft-page-break/>The <text:span text:style-name="Source_20_Text"><text:span text:style-name="T1">-m</text:span></text:span><text:span text:style-name="T1"> </text:span>specifies a tagging message, which is stored with the tag. If you don’t specify a message for an annotated tag, Git launches your editor so you can type it in.</text:p>
              <text:list>
                <text:list-item>
                  <text:h text:style-name="P80" text:outline-level="3"><text:bookmark text:name="Lightweight-Tags"/><text:a xlink:type="simple" xlink:href="https://git-scm.com/book/en/v2/Git-Basics-Tagging#Lightweight-Tags">Lightweight Tags</text:a></text:h>
                </text:list-item>
              </text:list>
            </text:list-item>
            <text:list-item>
              <text:p text:style-name="P20">Another way to tag commits is with a lightweight tag. This is basically the commit checksum stored in a file – no other information is kept. To create a lightweight tag, don’t supply the <text:span text:style-name="Source_20_Text">-a</text:span>, <text:span text:style-name="Source_20_Text">-s</text:span>, or <text:span text:style-name="Source_20_Text">-m</text:span> option:</text:p>
              <text:list>
                <text:list-item>
                  <text:p text:style-name="P55"><text:span text:style-name="Source_20_Text">$</text:span> git tag v1.4-lw</text:p>
                </text:list-item>
                <text:list-item>
                  <text:p text:style-name="P55"><text:span text:style-name="Source_20_Text">$</text:span> git tag</text:p>
                </text:list-item>
              </text:list>
            </text:list-item>
            <text:list-item>
              <text:p text:style-name="P8">This time, if you run <text:span text:style-name="Source_20_Text">git show</text:span> on the tag, you don’t see the extra tag information.<text:bookmark text:name="id-B1c0hyseTmI1"/> The command just shows the commit:</text:p>
              <text:list>
                <text:list-item>
                  <text:p text:style-name="P68"><text:span text:style-name="Source_20_Text">$</text:span> git show v1.4-lw</text:p>
                </text:list-item>
              </text:list>
            </text:list-item>
          </text:list>
          <text:p text:style-name="P20"><text:s/></text:p>
          <text:list>
            <text:list-item>
              <text:list>
                <text:list-item>
                  <text:h text:style-name="P80" text:outline-level="3"><text:bookmark text:name="Tagging-Later"/><text:a xlink:type="simple" xlink:href="https://git-scm.com/book/en/v2/Git-Basics-Tagging#Tagging-Later">Tagging Later</text:a></text:h>
                </text:list-item>
              </text:list>
            </text:list-item>
          </text:list>
        </text:list-item>
        <text:list-item>
          <text:p text:style-name="P20">You can also tag commits after you’ve moved past them. Suppose your commit history looks like this:</text:p>
          <text:list>
            <text:list-item>
              <text:p text:style-name="P55">git log --pretty<text:span text:style-name="Source_20_Text">=</text:span>oneline</text:p>
            </text:list-item>
          </text:list>
        </text:list-item>
        <text:list-item>
          <text:p text:style-name="P20">Now, suppose you forgot to tag the project at v1.2, which was at the “updated rakefile” commit. You can add it after the fact. To tag that commit, you specify the commit checksum (or part of it) at the end of the command:</text:p>
          <text:list>
            <text:list-item>
              <text:p text:style-name="P55"><text:span text:style-name="Source_20_Text">$</text:span> git tag -a v1.2 9fceb02</text:p>
            </text:list-item>
          </text:list>
        </text:list-item>
        <text:list-item>
          <text:p text:style-name="P20">You can see that you’ve tagged the commit:</text:p>
          <text:list>
            <text:list-item>
              <text:p text:style-name="P55"><text:span text:style-name="Source_20_Text">$</text:span> git tag</text:p>
            </text:list-item>
            <text:list-item>
              <text:p text:style-name="P55"><text:span text:style-name="Source_20_Text">$</text:span> git show v1.2</text:p>
              <text:p text:style-name="P27"/>
              <text:list>
                <text:list-item>
                  <text:h text:style-name="P87" text:outline-level="3"><text:bookmark text:name="Sharing-Tags"/><text:a xlink:type="simple" xlink:href="https://git-scm.com/book/en/v2/Git-Basics-Tagging#Sharing-Tags">Sharing Tags</text:a></text:h>
                </text:list-item>
              </text:list>
            </text:list-item>
          </text:list>
        </text:list-item>
        <text:list-item>
          <text:p text:style-name="P8">By default, the <text:span text:style-name="Source_20_Text">git push</text:span> command doesn’t transfer tags to remote servers.<text:bookmark text:name="id-B1c0hBhPImI1"/> You will have to explicitly push tags to a shared server after you have created them.</text:p>
        </text:list-item>
        <text:list-item>
          <text:p text:style-name="P21">This process is just like sharing remote branches – you can run </text:p>
          <text:list>
            <text:list-item>
              <text:p text:style-name="P21"><text:span text:style-name="Source_20_Text"><text:span text:style-name="T1">git push origin [tagname]</text:span></text:span></text:p>
            </text:list-item>
          </text:list>
        </text:list-item>
        <text:list-item>
          <text:p text:style-name="P69"><text:span text:style-name="Source_20_Text"><text:span text:style-name="T1">$</text:span></text:span><text:span text:style-name="T1"> git push origin v1.5</text:span></text:p>
        </text:list-item>
        <text:list-item>
          <text:p text:style-name="P21">If you have a lot of tags that you want to push up at once, you can also use the <text:span text:style-name="Source_20_Text">--tags</text:span> option to the <text:span text:style-name="Source_20_Text">git push</text:span> command. This will transfer all of your tags to the remote server that are not already there.</text:p>
          <text:list>
            <text:list-item>
              <text:p text:style-name="P56"><text:span text:style-name="Source_20_Text">$</text:span> git push origin --tags</text:p>
              <text:list>
                <text:list-item>
                  <text:h text:style-name="P88" text:outline-level="3"><text:bookmark text:name="Checking-out-Tags"/><text:a xlink:type="simple" xlink:href="https://git-scm.com/book/en/v2/Git-Basics-Tagging#Checking-out-Tags">Checking out Tags</text:a></text:h>
                </text:list-item>
              </text:list>
            </text:list-item>
          </text:list>
        </text:list-item>
        <text:list-item>
          <text:p text:style-name="P22">You can’t really check out a tag in Git, since they can’t be moved around. If you want to put a version of your repository in your working directory that looks like a specific tag, you can create a new branch at a specific tag with </text:p>
          <text:list>
            <text:list-item>
              <text:p text:style-name="P22"><text:soft-page-break/><text:span text:style-name="Source_20_Text"><text:span text:style-name="T1">git checkout -b [branchname] [tagname]</text:span></text:span></text:p>
            </text:list-item>
          </text:list>
        </text:list-item>
        <text:list-item>
          <text:p text:style-name="P57"><text:span text:style-name="Source_20_Text">$</text:span> git checkout -b version2 v2.0.0</text:p>
        </text:list-item>
      </text:list>
      <text:p text:style-name="P28"/>
      <text:h text:style-name="P40" text:outline-level="1">Git Basics - Git Aliases</text:h>
      <text:list xml:id="list5278873002450106846" text:style-name="L10">
        <text:list-item>
          <text:p text:style-name="P9">If you don’t want to type the entire text of each of the Git commands, you can easily set up an alias for each command using <text:span text:style-name="Source_20_Text">git config</text:span>.<text:bookmark text:name="id-A0cVhdiRfN"/> Here are a couple of examples you may want to set up:</text:p>
          <text:p text:style-name="P70"><text:span text:style-name="Source_20_Text"><text:span text:style-name="T1">$</text:span></text:span><text:span text:style-name="T1"> git config --global alias.co checkout</text:span></text:p>
        </text:list-item>
      </text:list>
      <text:p text:style-name="Preformatted_20_Text"><text:span text:style-name="Source_20_Text"><text:span text:style-name="T1"><text:tab/>$</text:span></text:span><text:span text:style-name="T1"> git config --global alias.br branch</text:span></text:p>
      <text:p text:style-name="Preformatted_20_Text"><text:span text:style-name="Source_20_Text"><text:span text:style-name="T1"><text:tab/>$</text:span></text:span><text:span text:style-name="T1"> git config --global alias.ci commit</text:span></text:p>
      <text:p text:style-name="P71"><text:span text:style-name="Source_20_Text"><text:span text:style-name="T1"><text:tab/>$</text:span></text:span><text:span text:style-name="T1"> git config --global alias.st status</text:span></text:p>
      <text:list xml:id="list182435114550791" text:continue-numbering="true" text:style-name="L10">
        <text:list-item>
          <text:p text:style-name="P23">This means that, for example, instead of typing <text:span text:style-name="Source_20_Text">git commit</text:span>, you just need to type <text:span text:style-name="Source_20_Text"><text:span text:style-name="T1">git ci</text:span></text:span><text:span text:style-name="T1">.</text:span> As you go on using Git, you’ll probably use other commands frequently as well; don’t hesitate to create new aliases.</text:p>
        </text:list-item>
        <text:list-item>
          <text:p text:style-name="P23">This technique can also be very useful in creating commands that you think should exist. For example, to correct the usability problem you encountered with unstaging a file, you can add your own unstage alias to Git:</text:p>
          <text:list>
            <text:list-item>
              <text:p text:style-name="P60"><text:span text:style-name="Source_20_Text">$</text:span> git config --global alias.unstage <text:span text:style-name="Source_20_Text">'reset HEAD --'</text:span></text:p>
            </text:list-item>
            <text:list-item>
              <text:p text:style-name="P23">This makes the following two commands equivalent:</text:p>
              <text:list>
                <text:list-header>
                  <text:p text:style-name="P70"><text:span text:style-name="Source_20_Text">$</text:span> git unstage fileA</text:p>
                </text:list-header>
              </text:list>
            </text:list-item>
          </text:list>
        </text:list-item>
      </text:list>
      <text:p text:style-name="P71"><text:span text:style-name="Source_20_Text"><text:tab/><text:tab/>$</text:span> git reset HEAD -- fileA</text:p>
      <text:list xml:id="list182436010735422" text:continue-numbering="true" text:style-name="L10">
        <text:list-item>
          <text:p text:style-name="P23">This seems a bit clearer. It’s also common to add a <text:span text:style-name="Source_20_Text">last</text:span> command, like this:</text:p>
          <text:list>
            <text:list-item>
              <text:p text:style-name="P70"><text:span text:style-name="Source_20_Text"><text:span text:style-name="T1">$</text:span></text:span><text:span text:style-name="T1"> git config --global alias.last </text:span><text:span text:style-name="Source_20_Text"><text:span text:style-name="T1">'log -1 HEAD'</text:span></text:span></text:p>
            </text:list-item>
            <text:list-item>
              <text:p text:style-name="P23">This way, you can see the last commit easily:<text:tab/></text:p>
              <text:list>
                <text:list-item>
                  <text:p text:style-name="P60"><text:span text:style-name="Source_20_Text">$</text:span> git last</text:p>
                </text:list-item>
              </text:list>
            </text:list-item>
          </text:list>
        </text:list-item>
        <text:list-item>
          <text:p text:style-name="P23">As you can tell, Git simply replaces the new command with whatever you alias it for. However, maybe you want to run an external command, rather than a Git subcommand. In that case, you start the command with a <text:span text:style-name="Source_20_Text">!</text:span> character. This is useful if you write your own tools that work with a Git repository. We can demonstrate by aliasing <text:span text:style-name="Source_20_Text">git visual</text:span> to run <text:span text:style-name="Source_20_Text">gitk</text:span>:</text:p>
          <text:list>
            <text:list-item>
              <text:p text:style-name="P60"><text:span text:style-name="Source_20_Text">$</text:span> git config --global alias.visual <text:span text:style-name="Source_20_Text">'!gitk'</text:span></text:p>
            </text:list-item>
          </text:list>
        </text:list-item>
        <text:list-item>
          <text:p text:style-name="P29"/>
        </text:list-item>
      </text:list>
      <text:p text:style-name="P25"><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2.032cm" fo:text-indent="-0.762cm" fo:margin-left="2.032cm"/>
        </style:list-level-properties>
      </text:outline-level-style>
      <text:outline-level-style text:level="2" style:num-format="">
        <style:list-level-properties text:list-level-position-and-space-mode="label-alignment">
          <style:list-level-label-alignment text:label-followed-by="listtab" text:list-tab-stop-position="2.286cm" fo:text-indent="-1.016cm" fo:margin-left="2.286cm"/>
        </style:list-level-properties>
      </text:outline-level-style>
      <text:outline-level-style text:level="3" style:num-format="">
        <style:list-level-properties text:list-level-position-and-space-mode="label-alignment">
          <style:list-level-label-alignment text:label-followed-by="listtab" text:list-tab-stop-position="2.54cm" fo:text-indent="-1.27cm" fo:margin-left="2.54cm"/>
        </style:list-level-properties>
      </text:outline-level-style>
      <text:outline-level-style text:level="4" style:num-format="">
        <style:list-level-properties text:list-level-position-and-space-mode="label-alignment">
          <style:list-level-label-alignment text:label-followed-by="listtab" text:list-tab-stop-position="2.794cm" fo:text-indent="-1.524cm" fo:margin-left="2.794cm"/>
        </style:list-level-properties>
      </text:outline-level-style>
      <text:outline-level-style text:level="5" style:num-format="">
        <style:list-level-properties text:list-level-position-and-space-mode="label-alignment">
          <style:list-level-label-alignment text:label-followed-by="listtab" text:list-tab-stop-position="3.048cm" fo:text-indent="-1.778cm" fo:margin-left="3.048cm"/>
        </style:list-level-properties>
      </text:outline-level-style>
      <text:outline-level-style text:level="6" style:num-format="">
        <style:list-level-properties text:list-level-position-and-space-mode="label-alignment">
          <style:list-level-label-alignment text:label-followed-by="listtab" text:list-tab-stop-position="3.302cm" fo:text-indent="-2.032cm" fo:margin-left="3.302cm"/>
        </style:list-level-properties>
      </text:outline-level-style>
      <text:outline-level-style text:level="7" style:num-format="">
        <style:list-level-properties text:list-level-position-and-space-mode="label-alignment">
          <style:list-level-label-alignment text:label-followed-by="listtab" text:list-tab-stop-position="3.556cm" fo:text-indent="-2.286cm" fo:margin-left="3.556cm"/>
        </style:list-level-properties>
      </text:outline-level-style>
      <text:outline-level-style text:level="8" style:num-format="">
        <style:list-level-properties text:list-level-position-and-space-mode="label-alignment">
          <style:list-level-label-alignment text:label-followed-by="listtab" text:list-tab-stop-position="3.81cm" fo:text-indent="-2.54cm" fo:margin-left="3.81cm"/>
        </style:list-level-properties>
      </text:outline-level-style>
      <text:outline-level-style text:level="9" style:num-format="">
        <style:list-level-properties text:list-level-position-and-space-mode="label-alignment">
          <style:list-level-label-alignment text:label-followed-by="listtab" text:list-tab-stop-position="4.064cm" fo:text-indent="-2.794cm" fo:margin-left="4.064cm"/>
        </style:list-level-properties>
      </text:outline-level-style>
      <text:outline-level-style text:level="10" style:num-format="">
        <style:list-level-properties text:list-level-position-and-space-mode="label-alignment">
          <style:list-level-label-alignment text:label-followed-by="listtab" text:list-tab-stop-position="4.318cm" fo:text-indent="-3.048cm" fo:margin-left="4.31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6T15:45:29.929607327</meta:creation-date>
    <dc:date>2016-05-16T18:24:33.993631488</dc:date>
    <meta:editing-duration>PT2H36M28S</meta:editing-duration>
    <meta:editing-cycles>246</meta:editing-cycles>
    <meta:generator>LibreOffice/4.2.8.2$Linux_X86_64 LibreOffice_project/420m0$Build-2</meta:generator>
    <meta:document-statistic meta:table-count="3" meta:image-count="0" meta:object-count="0" meta:page-count="14" meta:paragraph-count="362" meta:word-count="4899" meta:character-count="25867" meta:non-whitespace-character-count="21517"/>
  </office:meta>
</office:document-meta>
</file>